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000000" style:font-name="Arial" fo:font-style="italic" fo:font-weight="normal" style:font-style-asian="italic" style:font-weight-asian="normal" style:font-style-complex="italic"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tyle="italic" style:font-style-asian="italic" style:font-style-complex="italic"/>
    </style:style>
    <style:style style:name="ce25"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1"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2"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6"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8"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2"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3" style:family="table-cell" style:parent-style-name="Default">
      <style:table-cell-properties style:text-align-source="value-type" style:repeat-content="false" fo:wrap-option="wrap" style:vertical-align="top"/>
      <style:text-properties style:font-name="Arial" fo:hyphenate="true"/>
    </style:style>
    <style:style style:name="ce44" style:family="table-cell" style:parent-style-name="Default">
      <style:text-properties style:font-name="Arial"/>
    </style:style>
    <style:style style:name="ce45"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6" style:family="table-cell" style:parent-style-name="Default">
      <style:table-cell-properties style:vertical-align="middle"/>
      <style:text-properties style:font-name="Arial" fo:font-size="9pt" style:font-size-asian="9pt" style:font-size-complex="9pt"/>
    </style:style>
    <style:style style:name="ce47" style:family="table-cell" style:parent-style-name="Default">
      <style:table-cell-properties fo:wrap-option="wrap" style:vertical-align="middle"/>
      <style:text-properties style:font-name="Arial" fo:font-size="9pt" style:font-size-asian="9pt" style:font-size-complex="9pt"/>
    </style:style>
    <style:style style:name="ce48" style:family="table-cell" style:parent-style-name="Default">
      <style:table-cell-properties style:text-align-source="value-type" style:repeat-content="false" fo:wrap-option="wrap" style:vertical-align="top"/>
      <style:text-properties fo:hyphenate="true"/>
    </style:style>
    <style:style style:name="ce49" style:family="table-cell" style:parent-style-name="Default">
      <style:text-properties style:text-line-through-style="solid" style:text-line-through-type="singl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14" table:default-cell-style-name="ce23"/>
        <table:table-column table:style-name="co2" table:number-columns-repeated="8" table:default-cell-style-name="ce37"/>
        <table:table-column table:style-name="co3" table:number-columns-repeated="1000" table:default-cell-style-name="ce44"/>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5"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7" office:value-type="string" calcext:value-type="string">
            <text:p>poets</text:p>
            <text:p>(FMS)</text:p>
          </table:table-cell>
          <table:table-cell table:style-name="ce27" office:value-type="string" calcext:value-type="string">
            <text:p>SelfDestruct</text:p>
            <text:p>(FMS)</text:p>
          </table:table-cell>
          <table:table-cell table:style-name="ce27" office:value-type="string" calcext:value-type="string">
            <text:p>Smartyhall</text:p>
            <text:p>(FMS)</text:p>
          </table:table-cell>
          <table:table-cell table:style-name="ce27" office:value-type="string" calcext:value-type="string">
            <text:p>VV</text:p>
            <text:p>(FMS)</text:p>
          </table:table-cell>
          <table:table-cell table:style-name="ce27" office:value-type="string" calcext:value-type="string">
            <text:p>Lopp</text:p>
            <text:p>(Tor)</text:p>
          </table:table-cell>
          <table:table-cell table:style-name="ce31" table:number-columns-repeated="8"/>
          <table:table-cell table:style-name="ce43" table:number-columns-repeated="1000"/>
          <table:table-cell table:style-name="ce48"/>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8" office:value-type="string" calcext:value-type="string">
            <text:p>2016-08</text:p>
          </table:table-cell>
          <table:table-cell table:number-columns-repeated="2" table:style-name="ce30" office:value-type="string" calcext:value-type="string">
            <text:p>2016-08</text:p>
          </table:table-cell>
          <table:table-cell table:style-name="ce30" office:value-type="string" calcext:value-type="string">
            <text:p>2016-07</text:p>
          </table:table-cell>
          <table:table-cell table:style-name="ce30" office:value-type="string" calcext:value-type="string">
            <text:p>2016-08</text:p>
          </table:table-cell>
          <table:table-cell table:style-name="ce32" table:number-columns-repeated="7"/>
          <table:table-cell table:style-name="ce32"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2" office:value-type="string" calcext:value-type="string">
            <text:p>FYI only:</text:p>
          </table:table-cell>
          <table:table-cell table:style-name="ce38" office:value-type="string" calcext:value-type="string">
            <text:p>RESULT:</text:p>
          </table:table-cell>
          <table:table-cell table:number-columns-repeated="5" table:style-name="ce32" office:value-type="string" calcext:value-type="string">
            <text:p>FYI only:</text:p>
          </table:table-cell>
          <table:table-cell table:style-name="ce32" office:value-type="string" calcext:value-type="string">
            <text:p>Deviation</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3" office:value-type="string" calcext:value-type="string">
              <text:p>Mean</text:p>
            </table:table-cell>
            <table:table-cell table:style-name="ce38" office:value-type="string" calcext:value-type="string">
              <text:p>Mean</text:p>
            </table:table-cell>
            <table:table-cell table:style-name="ce32" office:value-type="string" calcext:value-type="string">
              <text:p>(Q)</text:p>
            </table:table-cell>
            <table:table-cell table:style-name="ce32" office:value-type="string" calcext:value-type="string">
              <text:p>Median</text:p>
            </table:table-cell>
            <table:table-cell table:style-name="ce32" office:value-type="string" calcext:value-type="string">
              <text:p>(S)</text:p>
            </table:table-cell>
            <table:table-cell table:number-columns-repeated="2" table:style-name="ce32" office:value-type="string" calcext:value-type="string">
              <text:p>StdDev</text:p>
            </table:table-cell>
            <table:table-cell table:style-name="ce32"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9"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3"/>
            <table:table-cell table:style-name="ce39" office:value-type="string" calcext:value-type="string">
              <text:p>without</text:p>
            </table:table-cell>
            <table:table-cell table:style-name="ce33" office:value-type="string" calcext:value-type="string">
              <text:p>minus</text:p>
            </table:table-cell>
            <table:table-cell table:style-name="ce33" office:value-type="string" calcext:value-type="string">
              <text:p>without</text:p>
            </table:table-cell>
            <table:table-cell table:style-name="ce33" office:value-type="string" calcext:value-type="string">
              <text:p>minus</text:p>
            </table:table-cell>
            <table:table-cell table:style-name="ce33"/>
            <table:table-cell table:style-name="ce33" office:value-type="string" calcext:value-type="string">
              <text:p>without</text:p>
            </table:table-cell>
            <table:table-cell table:style-name="ce33" office:value-type="string" calcext:value-type="string">
              <text:p>against</text:p>
            </table:table-cell>
            <table:table-cell table:number-columns-repeated="1001"/>
          </table:table-row>
        </table:table-header-rows>
        <table:table-row table:style-name="ro3">
          <table:table-cell table:style-name="ce4" table:number-columns-spanned="2" table:number-rows-spanned="1"/>
          <table:covered-table-cell table:style-name="ce19"/>
          <table:table-cell table:style-name="ce19" table:number-columns-repeated="13"/>
          <table:table-cell table:style-name="ce34"/>
          <table:table-cell table:style-name="ce40" office:value-type="string" calcext:value-type="string">
            <text:p>red ones</text:p>
          </table:table-cell>
          <table:table-cell table:style-name="ce34" office:value-type="string" calcext:value-type="string">
            <text:p>(P)</text:p>
          </table:table-cell>
          <table:table-cell table:style-name="ce34" office:value-type="string" calcext:value-type="string">
            <text:p>red</text:p>
          </table:table-cell>
          <table:table-cell table:style-name="ce34" office:value-type="string" calcext:value-type="string">
            <text:p>(P)</text:p>
          </table:table-cell>
          <table:table-cell table:style-name="ce34"/>
          <table:table-cell table:style-name="ce34" office:value-type="string" calcext:value-type="string">
            <text:p>red ones</text:p>
          </table:table-cell>
          <table:table-cell table:style-name="ce34"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20"/>
          <table:table-cell table:style-name="ce20" table:number-columns-repeated="13"/>
          <table:table-cell table:style-name="ce34"/>
          <table:table-cell table:style-name="ce40"/>
          <table:table-cell table:style-name="ce34"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5" table:formula="of:=AVERAGE([.B8:.O8])" office:value-type="float" office:value="39.0714285714286" calcext:value-type="float">
            <text:p>39</text:p>
          </table:table-cell>
          <table:table-cell table:style-name="ce35" table:formula="of:=AVERAGE([.B8:.J8])" office:value-type="float" office:value="29.1111111111111" calcext:value-type="float">
            <text:p>29</text:p>
          </table:table-cell>
          <table:table-cell table:style-name="ce35" table:formula="of:=[.Q8]-[.P8]" office:value-type="float" office:value="-9.96031746031746" calcext:value-type="float">
            <text:p>-10</text:p>
          </table:table-cell>
          <table:table-cell table:style-name="ce35" table:formula="of:=MEDIAN([.B8:.J8])" office:value-type="float" office:value="20" calcext:value-type="float">
            <text:p>20</text:p>
          </table:table-cell>
          <table:table-cell table:style-name="ce35" table:formula="of:=[.S8]-[.P8]" office:value-type="float" office:value="-19.0714285714286" calcext:value-type="float">
            <text:p>-19</text:p>
          </table:table-cell>
          <table:table-cell table:style-name="ce35" table:formula="of:=STDEV([.B8:.O8])" office:value-type="float" office:value="52.5188087710039" calcext:value-type="float">
            <text:p>53</text:p>
          </table:table-cell>
          <table:table-cell table:style-name="ce35" table:formula="of:=STDEV([.B8:.J8])" office:value-type="float" office:value="28.9976052651096" calcext:value-type="float">
            <text:p>29</text:p>
          </table:table-cell>
          <table:table-cell table:style-name="ce41" table:formula="of:=ABS([.Q8]-14.925)/14.925" office:value-type="percentage" office:value="0.950493206774614" calcext:value-type="percentage">
            <text:p>95%</text:p>
          </table:table-cell>
          <table:table-cell table:style-name="ce45" table:number-columns-repeated="1000"/>
          <table:table-cell table:style-name="ce49"/>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9:.O9])" office:value-type="float" office:value="23.6375" calcext:value-type="float">
            <text:p>24</text:p>
          </table:table-cell>
          <table:table-cell table:style-name="ce36" table:formula="of:=AVERAGE([.B9:.J9])" office:value-type="float" office:value="22.325" calcext:value-type="float">
            <text:p>22</text:p>
          </table:table-cell>
          <table:table-cell table:style-name="ce36" table:formula="of:=[.Q9]-[.P9]" office:value-type="float" office:value="-1.3125" calcext:value-type="float">
            <text:p>-1</text:p>
          </table:table-cell>
          <table:table-cell table:style-name="ce36" table:formula="of:=MEDIAN([.B9:.J9])" office:value-type="float" office:value="15" calcext:value-type="float">
            <text:p>15</text:p>
          </table:table-cell>
          <table:table-cell table:style-name="ce36" table:formula="of:=[.S9]-[.P9]" office:value-type="float" office:value="-8.6375" calcext:value-type="float">
            <text:p>-9</text:p>
          </table:table-cell>
          <table:table-cell table:style-name="ce36" table:formula="of:=STDEV([.B9:.O9])" office:value-type="float" office:value="26.7128835777507" calcext:value-type="float">
            <text:p>27</text:p>
          </table:table-cell>
          <table:table-cell table:style-name="ce36" table:formula="of:=STDEV([.B9:.J9])" office:value-type="float" office:value="30.5432173321672" calcext:value-type="float">
            <text:p>31</text:p>
          </table:table-cell>
          <table:table-cell table:style-name="ce42" table:formula="of:=ABS([.Q9]-14.925)/14.925" office:value-type="percentage" office:value="0.495812395309883" calcext:value-type="percentage">
            <text:p>50%</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6" table:formula="of:=AVERAGE([.B10:.O10])" office:value-type="float" office:value="19.1321428571429" calcext:value-type="float">
            <text:p>19</text:p>
          </table:table-cell>
          <table:table-cell table:style-name="ce36" table:formula="of:=AVERAGE([.B10:.J10])" office:value-type="float" office:value="19.2055555555556" calcext:value-type="float">
            <text:p>19</text:p>
          </table:table-cell>
          <table:table-cell table:style-name="ce36" table:formula="of:=[.Q10]-[.P10]" office:value-type="float" office:value="0.0734126984126995" calcext:value-type="float">
            <text:p>0</text:p>
          </table:table-cell>
          <table:table-cell table:style-name="ce36" table:formula="of:=MEDIAN([.B10:.J10])" office:value-type="float" office:value="13" calcext:value-type="float">
            <text:p>13</text:p>
          </table:table-cell>
          <table:table-cell table:style-name="ce36" table:formula="of:=[.S10]-[.P10]" office:value-type="float" office:value="-6.1321428571429" calcext:value-type="float">
            <text:p>-6</text:p>
          </table:table-cell>
          <table:table-cell table:style-name="ce36" table:formula="of:=STDEV([.B10:.O10])" office:value-type="float" office:value="26.3336093902162" calcext:value-type="float">
            <text:p>26</text:p>
          </table:table-cell>
          <table:table-cell table:style-name="ce36" table:formula="of:=STDEV([.B10:.J10])" office:value-type="float" office:value="30.9128431485649" calcext:value-type="float">
            <text:p>31</text:p>
          </table:table-cell>
          <table:table-cell table:style-name="ce42" table:formula="of:=ABS([.Q10]-14.925)/14.925" office:value-type="percentage" office:value="0.286804392332033" calcext:value-type="percentage">
            <text:p>29%</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1:.O11])" office:value-type="float" office:value="21.275" calcext:value-type="float">
            <text:p>21</text:p>
          </table:table-cell>
          <table:table-cell table:style-name="ce36" table:formula="of:=AVERAGE([.B11:.J11])" office:value-type="float" office:value="25.3166666666667" calcext:value-type="float">
            <text:p>25</text:p>
          </table:table-cell>
          <table:table-cell table:style-name="ce36" table:formula="of:=[.Q11]-[.P11]" office:value-type="float" office:value="4.0416666666667" calcext:value-type="float">
            <text:p>4</text:p>
          </table:table-cell>
          <table:table-cell table:style-name="ce36" table:formula="of:=MEDIAN([.B11:.J11])" office:value-type="float" office:value="14.925" calcext:value-type="float">
            <text:p>15</text:p>
          </table:table-cell>
          <table:table-cell table:style-name="ce36" table:formula="of:=[.S11]-[.P11]" office:value-type="float" office:value="-6.35" calcext:value-type="float">
            <text:p>-6</text:p>
          </table:table-cell>
          <table:table-cell table:style-name="ce36" table:formula="of:=STDEV([.B11:.O11])" office:value-type="float" office:value="25.1957757448469" calcext:value-type="float">
            <text:p>25</text:p>
          </table:table-cell>
          <table:table-cell table:style-name="ce36" table:formula="of:=STDEV([.B11:.J11])" office:value-type="float" office:value="30.3543834355106" calcext:value-type="float">
            <text:p>30</text:p>
          </table:table-cell>
          <table:table-cell table:style-name="ce42" table:formula="of:=ABS([.Q11]-14.925)/14.925" office:value-type="percentage" office:value="0.696259073143497" calcext:value-type="percentage">
            <text:p>70%</text:p>
          </table:table-cell>
          <table:table-cell table:style-name="ce46"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2:.O12])" office:value-type="float" office:value="19.1321428571429" calcext:value-type="float">
            <text:p>19</text:p>
          </table:table-cell>
          <table:table-cell table:style-name="ce36" table:formula="of:=AVERAGE([.B12:.J12])" office:value-type="float" office:value="22.5388888888889" calcext:value-type="float">
            <text:p>23</text:p>
          </table:table-cell>
          <table:table-cell table:style-name="ce36" table:formula="of:=[.Q12]-[.P12]" office:value-type="float" office:value="3.406746031746" calcext:value-type="float">
            <text:p>3</text:p>
          </table:table-cell>
          <table:table-cell table:style-name="ce36" table:formula="of:=MEDIAN([.B12:.J12])" office:value-type="float" office:value="14.925" calcext:value-type="float">
            <text:p>15</text:p>
          </table:table-cell>
          <table:table-cell table:style-name="ce36" table:formula="of:=[.S12]-[.P12]" office:value-type="float" office:value="-4.2071428571429" calcext:value-type="float">
            <text:p>-4</text:p>
          </table:table-cell>
          <table:table-cell table:style-name="ce36" table:formula="of:=STDEV([.B12:.O12])" office:value-type="float" office:value="25.1380293972702" calcext:value-type="float">
            <text:p>25</text:p>
          </table:table-cell>
          <table:table-cell table:style-name="ce36" table:formula="of:=STDEV([.B12:.J12])" office:value-type="float" office:value="30.3983914847663" calcext:value-type="float">
            <text:p>30</text:p>
          </table:table-cell>
          <table:table-cell table:style-name="ce42" table:formula="of:=ABS([.Q12]-14.925)/14.925" office:value-type="percentage" office:value="0.510143309138285" calcext:value-type="percentage">
            <text:p>51%</text:p>
          </table:table-cell>
          <table:table-cell table:style-name="ce46"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13:.O13])" office:value-type="float" office:value="12.7089285714286" calcext:value-type="float">
            <text:p>13</text:p>
          </table:table-cell>
          <table:table-cell table:style-name="ce36" table:formula="of:=AVERAGE([.B13:.J13])" office:value-type="float" office:value="10.8805555555556" calcext:value-type="float">
            <text:p>11</text:p>
          </table:table-cell>
          <table:table-cell table:style-name="ce36" table:formula="of:=[.Q13]-[.P13]" office:value-type="float" office:value="-1.828373015873" calcext:value-type="float">
            <text:p>-2</text:p>
          </table:table-cell>
          <table:table-cell table:style-name="ce36" table:formula="of:=MEDIAN([.B13:.J13])" office:value-type="float" office:value="0" calcext:value-type="float">
            <text:p>0</text:p>
          </table:table-cell>
          <table:table-cell table:style-name="ce36" table:formula="of:=[.S13]-[.P13]" office:value-type="float" office:value="-12.7089285714286" calcext:value-type="float">
            <text:p>-13</text:p>
          </table:table-cell>
          <table:table-cell table:style-name="ce36" table:formula="of:=STDEV([.B13:.O13])" office:value-type="float" office:value="17.4983944514667" calcext:value-type="float">
            <text:p>17</text:p>
          </table:table-cell>
          <table:table-cell table:style-name="ce36" table:formula="of:=STDEV([.B13:.J13])" office:value-type="float" office:value="16.6818659860873" calcext:value-type="float">
            <text:p>17</text:p>
          </table:table-cell>
          <table:table-cell table:style-name="ce42" table:formula="of:=ABS([.Q13]-14.925)/14.925" office:value-type="percentage" office:value="0.270984552391585" calcext:value-type="percentage">
            <text:p>27%</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6:.O16])" office:value-type="float" office:value="22.3517857142857" calcext:value-type="float">
            <text:p>22</text:p>
          </table:table-cell>
          <table:table-cell table:style-name="ce36" table:formula="of:=AVERAGE([.B16:.J16])" office:value-type="float" office:value="25.8805555555556" calcext:value-type="float">
            <text:p>26</text:p>
          </table:table-cell>
          <table:table-cell table:style-name="ce36" table:formula="of:=[.Q16]-[.P16]" office:value-type="float" office:value="3.5287698412699" calcext:value-type="float">
            <text:p>4</text:p>
          </table:table-cell>
          <table:table-cell table:style-name="ce36" table:formula="of:=MEDIAN([.B16:.J16])" office:value-type="float" office:value="20" calcext:value-type="float">
            <text:p>20</text:p>
          </table:table-cell>
          <table:table-cell table:style-name="ce36" table:formula="of:=[.S16]-[.P16]" office:value-type="float" office:value="-2.3517857142857" calcext:value-type="float">
            <text:p>-2</text:p>
          </table:table-cell>
          <table:table-cell table:style-name="ce36" table:formula="of:=STDEV([.B16:.O16])" office:value-type="float" office:value="17.915019655536" calcext:value-type="float">
            <text:p>18</text:p>
          </table:table-cell>
          <table:table-cell table:style-name="ce36" table:formula="of:=STDEV([.B16:.J16])" office:value-type="float" office:value="20.5807167702628" calcext:value-type="float">
            <text:p>21</text:p>
          </table:table-cell>
          <table:table-cell table:style-name="ce42" table:formula="of:=ABS([.Q16]-14.925)/14.925" office:value-type="percentage" office:value="0.734040573236556" calcext:value-type="percentage">
            <text:p>73%</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17:.O17])" office:value-type="float" office:value="19.9285714285714" calcext:value-type="float">
            <text:p>20</text:p>
          </table:table-cell>
          <table:table-cell table:style-name="ce36" table:formula="of:=AVERAGE([.B17:.J17])" office:value-type="float" office:value="26" calcext:value-type="float">
            <text:p>26</text:p>
          </table:table-cell>
          <table:table-cell table:style-name="ce36" table:formula="of:=[.Q17]-[.P17]" office:value-type="float" office:value="6.0714285714286" calcext:value-type="float">
            <text:p>6</text:p>
          </table:table-cell>
          <table:table-cell table:style-name="ce36" table:formula="of:=MEDIAN([.B17:.J17])" office:value-type="float" office:value="30" calcext:value-type="float">
            <text:p>30</text:p>
          </table:table-cell>
          <table:table-cell table:style-name="ce36" table:formula="of:=[.S17]-[.P17]" office:value-type="float" office:value="10.0714285714286" calcext:value-type="float">
            <text:p>10</text:p>
          </table:table-cell>
          <table:table-cell table:style-name="ce36" table:formula="of:=STDEV([.B17:.O17])" office:value-type="float" office:value="21.8049545735836" calcext:value-type="float">
            <text:p>22</text:p>
          </table:table-cell>
          <table:table-cell table:style-name="ce36" table:formula="of:=STDEV([.B17:.J17])" office:value-type="float" office:value="24.9549594269356" calcext:value-type="float">
            <text:p>25</text:p>
          </table:table-cell>
          <table:table-cell table:style-name="ce42" table:formula="of:=ABS([.Q17]-14.925)/14.925" office:value-type="percentage" office:value="0.742043551088777" calcext:value-type="percentage">
            <text:p>74%</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18:.O18])" office:value-type="float" office:value="10.6428571428571" calcext:value-type="float">
            <text:p>11</text:p>
          </table:table-cell>
          <table:table-cell table:style-name="ce36" table:formula="of:=AVERAGE([.B18:.J18])" office:value-type="float" office:value="7.11111111111111" calcext:value-type="float">
            <text:p>7</text:p>
          </table:table-cell>
          <table:table-cell table:style-name="ce36" table:formula="of:=[.Q18]-[.P18]" office:value-type="float" office:value="-3.53174603174599" calcext:value-type="float">
            <text:p>-4</text:p>
          </table:table-cell>
          <table:table-cell table:style-name="ce36" table:formula="of:=MEDIAN([.B18:.J18])" office:value-type="float" office:value="5" calcext:value-type="float">
            <text:p>5</text:p>
          </table:table-cell>
          <table:table-cell table:style-name="ce36" table:formula="of:=[.S18]-[.P18]" office:value-type="float" office:value="-5.6428571428571" calcext:value-type="float">
            <text:p>-6</text:p>
          </table:table-cell>
          <table:table-cell table:style-name="ce36" table:formula="of:=STDEV([.B18:.O18])" office:value-type="float" office:value="14.156309508523" calcext:value-type="float">
            <text:p>14</text:p>
          </table:table-cell>
          <table:table-cell table:style-name="ce36" table:formula="of:=STDEV([.B18:.J18])" office:value-type="float" office:value="9.7524925588852" calcext:value-type="float">
            <text:p>10</text:p>
          </table:table-cell>
          <table:table-cell table:style-name="ce42" table:formula="of:=ABS([.Q18]-14.925)/14.925" office:value-type="percentage" office:value="0.523543644146659" calcext:value-type="percentage">
            <text:p>52%</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6" table:formula="of:=AVERAGE([.B19:.O19])" office:value-type="float" office:value="19.7142857142857" calcext:value-type="float">
            <text:p>20</text:p>
          </table:table-cell>
          <table:table-cell table:style-name="ce36" table:formula="of:=AVERAGE([.B19:.J19])" office:value-type="float" office:value="19.5555555555556" calcext:value-type="float">
            <text:p>20</text:p>
          </table:table-cell>
          <table:table-cell table:style-name="ce36" table:formula="of:=[.Q19]-[.P19]" office:value-type="float" office:value="-0.158730158730101" calcext:value-type="float">
            <text:p>0</text:p>
          </table:table-cell>
          <table:table-cell table:style-name="ce36" table:formula="of:=MEDIAN([.B19:.J19])" office:value-type="float" office:value="15" calcext:value-type="float">
            <text:p>15</text:p>
          </table:table-cell>
          <table:table-cell table:style-name="ce36" table:formula="of:=[.S19]-[.P19]" office:value-type="float" office:value="-4.7142857142857" calcext:value-type="float">
            <text:p>-5</text:p>
          </table:table-cell>
          <table:table-cell table:style-name="ce36" table:formula="of:=STDEV([.B19:.O19])" office:value-type="float" office:value="15.3794496822049" calcext:value-type="float">
            <text:p>15</text:p>
          </table:table-cell>
          <table:table-cell table:style-name="ce36" table:formula="of:=STDEV([.B19:.J19])" office:value-type="float" office:value="15.3061352985585" calcext:value-type="float">
            <text:p>15</text:p>
          </table:table-cell>
          <table:table-cell table:style-name="ce42" table:formula="of:=ABS([.Q19]-14.925)/14.925" office:value-type="percentage" office:value="0.31025497859669" calcext:value-type="percentage">
            <text:p>31%</text:p>
          </table:table-cell>
          <table:table-cell table:style-name="ce46"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6" table:formula="of:=AVERAGE([.B20:.O20])" office:value-type="float" office:value="13.2857142857143" calcext:value-type="float">
            <text:p>13</text:p>
          </table:table-cell>
          <table:table-cell table:style-name="ce36" table:formula="of:=AVERAGE([.B20:.J20])" office:value-type="float" office:value="14" calcext:value-type="float">
            <text:p>14</text:p>
          </table:table-cell>
          <table:table-cell table:style-name="ce36" table:formula="of:=[.Q20]-[.P20]" office:value-type="float" office:value="0.714285714285699" calcext:value-type="float">
            <text:p>1</text:p>
          </table:table-cell>
          <table:table-cell table:style-name="ce36" table:formula="of:=MEDIAN([.B20:.J20])" office:value-type="float" office:value="15" calcext:value-type="float">
            <text:p>15</text:p>
          </table:table-cell>
          <table:table-cell table:style-name="ce36" table:formula="of:=[.S20]-[.P20]" office:value-type="float" office:value="1.7142857142857" calcext:value-type="float">
            <text:p>2</text:p>
          </table:table-cell>
          <table:table-cell table:style-name="ce36" table:formula="of:=STDEV([.B20:.O20])" office:value-type="float" office:value="10.9011542891184" calcext:value-type="float">
            <text:p>11</text:p>
          </table:table-cell>
          <table:table-cell table:style-name="ce36" table:formula="of:=STDEV([.B20:.J20])" office:value-type="float" office:value="13" calcext:value-type="float">
            <text:p>13</text:p>
          </table:table-cell>
          <table:table-cell table:style-name="ce42" table:formula="of:=ABS([.Q20]-14.925)/14.925" office:value-type="percentage" office:value="0.0619765494137354" calcext:value-type="percentage">
            <text:p>6%</text:p>
          </table:table-cell>
          <table:table-cell table:style-name="ce46"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1:.O21])" office:value-type="float" office:value="16.6428571428571" calcext:value-type="float">
            <text:p>17</text:p>
          </table:table-cell>
          <table:table-cell table:style-name="ce36" table:formula="of:=AVERAGE([.B21:.J21])" office:value-type="float" office:value="20.8888888888889" calcext:value-type="float">
            <text:p>21</text:p>
          </table:table-cell>
          <table:table-cell table:style-name="ce36" table:formula="of:=[.Q21]-[.P21]" office:value-type="float" office:value="4.2460317460318" calcext:value-type="float">
            <text:p>4</text:p>
          </table:table-cell>
          <table:table-cell table:style-name="ce36" table:formula="of:=MEDIAN([.B21:.J21])" office:value-type="float" office:value="15" calcext:value-type="float">
            <text:p>15</text:p>
          </table:table-cell>
          <table:table-cell table:style-name="ce36" table:formula="of:=[.S21]-[.P21]" office:value-type="float" office:value="-1.6428571428571" calcext:value-type="float">
            <text:p>-2</text:p>
          </table:table-cell>
          <table:table-cell table:style-name="ce36" table:formula="of:=STDEV([.B21:.O21])" office:value-type="float" office:value="16.5045781194522" calcext:value-type="float">
            <text:p>17</text:p>
          </table:table-cell>
          <table:table-cell table:style-name="ce36" table:formula="of:=STDEV([.B21:.J21])" office:value-type="float" office:value="18.7646239267168" calcext:value-type="float">
            <text:p>19</text:p>
          </table:table-cell>
          <table:table-cell table:style-name="ce42" table:formula="of:=ABS([.Q21]-14.925)/14.925" office:value-type="percentage" office:value="0.399590545319189" calcext:value-type="percentage">
            <text:p>40%</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6" table:formula="of:=AVERAGE([.B22:.O22])" office:value-type="float" office:value="19.7089285714286" calcext:value-type="float">
            <text:p>20</text:p>
          </table:table-cell>
          <table:table-cell table:style-name="ce36" table:formula="of:=AVERAGE([.B22:.J22])" office:value-type="float" office:value="23.4361111111111" calcext:value-type="float">
            <text:p>23</text:p>
          </table:table-cell>
          <table:table-cell table:style-name="ce36" table:formula="of:=[.Q22]-[.P22]" office:value-type="float" office:value="3.7271825396825" calcext:value-type="float">
            <text:p>4</text:p>
          </table:table-cell>
          <table:table-cell table:style-name="ce36" table:formula="of:=MEDIAN([.B22:.J22])" office:value-type="float" office:value="26" calcext:value-type="float">
            <text:p>26</text:p>
          </table:table-cell>
          <table:table-cell table:style-name="ce36" table:formula="of:=[.S22]-[.P22]" office:value-type="float" office:value="6.2910714285714" calcext:value-type="float">
            <text:p>6</text:p>
          </table:table-cell>
          <table:table-cell table:style-name="ce36" table:formula="of:=STDEV([.B22:.O22])" office:value-type="float" office:value="11.5544513863991" calcext:value-type="float">
            <text:p>12</text:p>
          </table:table-cell>
          <table:table-cell table:style-name="ce36" table:formula="of:=STDEV([.B22:.J22])" office:value-type="float" office:value="12.0181835612172" calcext:value-type="float">
            <text:p>12</text:p>
          </table:table-cell>
          <table:table-cell table:style-name="ce42" table:formula="of:=ABS([.Q22]-14.925)/14.925" office:value-type="percentage" office:value="0.570258700911966" calcext:value-type="percentage">
            <text:p>57%</text:p>
          </table:table-cell>
          <table:table-cell table:style-name="ce46"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23:.O23])" office:value-type="float" office:value="5.21428571428571" calcext:value-type="float">
            <text:p>5</text:p>
          </table:table-cell>
          <table:table-cell table:style-name="ce36" table:formula="of:=AVERAGE([.B23:.J23])" office:value-type="float" office:value="4.77777777777778" calcext:value-type="float">
            <text:p>5</text:p>
          </table:table-cell>
          <table:table-cell table:style-name="ce36" table:formula="of:=[.Q23]-[.P23]" office:value-type="float" office:value="-0.43650793650793" calcext:value-type="float">
            <text:p>0</text:p>
          </table:table-cell>
          <table:table-cell table:style-name="ce36" table:formula="of:=MEDIAN([.B23:.J23])" office:value-type="float" office:value="0" calcext:value-type="float">
            <text:p>0</text:p>
          </table:table-cell>
          <table:table-cell table:style-name="ce36" table:formula="of:=[.S23]-[.P23]" office:value-type="float" office:value="-5.21428571428571" calcext:value-type="float">
            <text:p>-5</text:p>
          </table:table-cell>
          <table:table-cell table:style-name="ce36" table:formula="of:=STDEV([.B23:.O23])" office:value-type="float" office:value="9.35766712733115" calcext:value-type="float">
            <text:p>9</text:p>
          </table:table-cell>
          <table:table-cell table:style-name="ce36" table:formula="of:=STDEV([.B23:.J23])" office:value-type="float" office:value="10.3896315836725" calcext:value-type="float">
            <text:p>10</text:p>
          </table:table-cell>
          <table:table-cell table:style-name="ce42" table:formula="of:=ABS([.Q23]-14.925)/14.925" office:value-type="percentage" office:value="0.679880885911036" calcext:value-type="percentage">
            <text:p>68%</text:p>
          </table:table-cell>
          <table:table-cell table:style-name="ce46"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6" table:formula="of:=AVERAGE([.B24:.O24])" office:value-type="float" office:value="15.0714285714286" calcext:value-type="float">
            <text:p>15</text:p>
          </table:table-cell>
          <table:table-cell table:style-name="ce36" table:formula="of:=AVERAGE([.B24:.J24])" office:value-type="float" office:value="13.4444444444444" calcext:value-type="float">
            <text:p>13</text:p>
          </table:table-cell>
          <table:table-cell table:style-name="ce36" table:formula="of:=[.Q24]-[.P24]" office:value-type="float" office:value="-1.6269841269842" calcext:value-type="float">
            <text:p>-2</text:p>
          </table:table-cell>
          <table:table-cell table:style-name="ce36" table:formula="of:=MEDIAN([.B24:.J24])" office:value-type="float" office:value="10" calcext:value-type="float">
            <text:p>10</text:p>
          </table:table-cell>
          <table:table-cell table:style-name="ce36" table:formula="of:=[.S24]-[.P24]" office:value-type="float" office:value="-5.0714285714286" calcext:value-type="float">
            <text:p>-5</text:p>
          </table:table-cell>
          <table:table-cell table:style-name="ce36" table:formula="of:=STDEV([.B24:.O24])" office:value-type="float" office:value="16.8041399922496" calcext:value-type="float">
            <text:p>17</text:p>
          </table:table-cell>
          <table:table-cell table:style-name="ce36" table:formula="of:=STDEV([.B24:.J24])" office:value-type="float" office:value="16.485684025171" calcext:value-type="float">
            <text:p>16</text:p>
          </table:table-cell>
          <table:table-cell table:style-name="ce42" table:formula="of:=ABS([.Q24]-14.925)/14.925" office:value-type="percentage" office:value="0.0991997022147806" calcext:value-type="percentage">
            <text:p>10%</text:p>
          </table:table-cell>
          <table:table-cell table:style-name="ce46"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25:.O25])" office:value-type="float" office:value="8.28035714285714" calcext:value-type="float">
            <text:p>8</text:p>
          </table:table-cell>
          <table:table-cell table:style-name="ce36" table:formula="of:=AVERAGE([.B25:.J25])" office:value-type="float" office:value="8.99166666666667" calcext:value-type="float">
            <text:p>9</text:p>
          </table:table-cell>
          <table:table-cell table:style-name="ce36" table:formula="of:=[.Q25]-[.P25]" office:value-type="float" office:value="0.711309523809531" calcext:value-type="float">
            <text:p>1</text:p>
          </table:table-cell>
          <table:table-cell table:style-name="ce36" table:formula="of:=MEDIAN([.B25:.J25])" office:value-type="float" office:value="1" calcext:value-type="float">
            <text:p>1</text:p>
          </table:table-cell>
          <table:table-cell table:style-name="ce36" table:formula="of:=[.S25]-[.P25]" office:value-type="float" office:value="-7.28035714285714" calcext:value-type="float">
            <text:p>-7</text:p>
          </table:table-cell>
          <table:table-cell table:style-name="ce36" table:formula="of:=STDEV([.B25:.O25])" office:value-type="float" office:value="13.4846215063801" calcext:value-type="float">
            <text:p>13</text:p>
          </table:table-cell>
          <table:table-cell table:style-name="ce36" table:formula="of:=STDEV([.B25:.J25])" office:value-type="float" office:value="16.2830625190718" calcext:value-type="float">
            <text:p>16</text:p>
          </table:table-cell>
          <table:table-cell table:style-name="ce42" table:formula="of:=ABS([.Q25]-14.925)/14.925" office:value-type="percentage" office:value="0.397543271915131" calcext:value-type="percentage">
            <text:p>40%</text:p>
          </table:table-cell>
          <table:table-cell table:style-name="ce46"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6" table:formula="of:=AVERAGE([.B26:.O26])" office:value-type="float" office:value="31.5" calcext:value-type="float">
            <text:p>32</text:p>
          </table:table-cell>
          <table:table-cell table:style-name="ce36" table:formula="of:=AVERAGE([.B26:.J26])" office:value-type="float" office:value="15.1111111111111" calcext:value-type="float">
            <text:p>15</text:p>
          </table:table-cell>
          <table:table-cell table:style-name="ce36" table:formula="of:=[.Q26]-[.P26]" office:value-type="float" office:value="-16.3888888888889" calcext:value-type="float">
            <text:p>-16</text:p>
          </table:table-cell>
          <table:table-cell table:style-name="ce36" table:formula="of:=MEDIAN([.B26:.J26])" office:value-type="float" office:value="5" calcext:value-type="float">
            <text:p>5</text:p>
          </table:table-cell>
          <table:table-cell table:style-name="ce36" table:formula="of:=[.S26]-[.P26]" office:value-type="float" office:value="-26.5" calcext:value-type="float">
            <text:p>-27</text:p>
          </table:table-cell>
          <table:table-cell table:style-name="ce36" table:formula="of:=STDEV([.B26:.O26])" office:value-type="float" office:value="46.9529224125285" calcext:value-type="float">
            <text:p>47</text:p>
          </table:table-cell>
          <table:table-cell table:style-name="ce36" table:formula="of:=STDEV([.B26:.J26])" office:value-type="float" office:value="26.1507382517418" calcext:value-type="float">
            <text:p>26</text:p>
          </table:table-cell>
          <table:table-cell table:style-name="ce42" table:formula="of:=ABS([.Q26]-14.925)/14.925" office:value-type="percentage" office:value="0.0124697561883484" calcext:value-type="percentage">
            <text:p>1%</text:p>
          </table:table-cell>
          <table:table-cell table:style-name="ce46"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7:.O27])" office:value-type="float" office:value="8.28035714285714" calcext:value-type="float">
            <text:p>8</text:p>
          </table:table-cell>
          <table:table-cell table:style-name="ce36" table:formula="of:=AVERAGE([.B27:.J27])" office:value-type="float" office:value="3.99166666666667" calcext:value-type="float">
            <text:p>4</text:p>
          </table:table-cell>
          <table:table-cell table:style-name="ce36" table:formula="of:=[.Q27]-[.P27]" office:value-type="float" office:value="-4.28869047619047" calcext:value-type="float">
            <text:p>-4</text:p>
          </table:table-cell>
          <table:table-cell table:style-name="ce36" table:formula="of:=MEDIAN([.B27:.J27])" office:value-type="float" office:value="0" calcext:value-type="float">
            <text:p>0</text:p>
          </table:table-cell>
          <table:table-cell table:style-name="ce36" table:formula="of:=[.S27]-[.P27]" office:value-type="float" office:value="-8.28035714285714" calcext:value-type="float">
            <text:p>-8</text:p>
          </table:table-cell>
          <table:table-cell table:style-name="ce36" table:formula="of:=STDEV([.B27:.O27])" office:value-type="float" office:value="13.766892345865" calcext:value-type="float">
            <text:p>14</text:p>
          </table:table-cell>
          <table:table-cell table:style-name="ce36" table:formula="of:=STDEV([.B27:.J27])" office:value-type="float" office:value="6.42606994982159" calcext:value-type="float">
            <text:p>6</text:p>
          </table:table-cell>
          <table:table-cell table:style-name="ce42" table:formula="of:=ABS([.Q27]-14.925)/14.925" office:value-type="percentage" office:value="0.732551647124511" calcext:value-type="percentage">
            <text:p>73%</text:p>
          </table:table-cell>
          <table:table-cell table:style-name="ce46"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8:.O28])" office:value-type="float" office:value="34.4285714285714" calcext:value-type="float">
            <text:p>34</text:p>
          </table:table-cell>
          <table:table-cell table:style-name="ce36" table:formula="of:=AVERAGE([.B28:.J28])" office:value-type="float" office:value="4.66666666666667" calcext:value-type="float">
            <text:p>5</text:p>
          </table:table-cell>
          <table:table-cell table:style-name="ce36" table:formula="of:=[.Q28]-[.P28]" office:value-type="float" office:value="-29.7619047619047" calcext:value-type="float">
            <text:p>-30</text:p>
          </table:table-cell>
          <table:table-cell table:style-name="ce36" table:formula="of:=MEDIAN([.B28:.J28])" office:value-type="float" office:value="0" calcext:value-type="float">
            <text:p>0</text:p>
          </table:table-cell>
          <table:table-cell table:style-name="ce36" table:formula="of:=[.S28]-[.P28]" office:value-type="float" office:value="-34.4285714285714" calcext:value-type="float">
            <text:p>-34</text:p>
          </table:table-cell>
          <table:table-cell table:style-name="ce36" table:formula="of:=STDEV([.B28:.O28])" office:value-type="float" office:value="108.315574763114" calcext:value-type="float">
            <text:p>108</text:p>
          </table:table-cell>
          <table:table-cell table:style-name="ce36" table:formula="of:=STDEV([.B28:.J28])" office:value-type="float" office:value="6.78232998312527" calcext:value-type="float">
            <text:p>7</text:p>
          </table:table-cell>
          <table:table-cell table:style-name="ce42" table:formula="of:=ABS([.Q28]-14.925)/14.925" office:value-type="percentage" office:value="0.687325516471245" calcext:value-type="percentage">
            <text:p>69%</text:p>
          </table:table-cell>
          <table:table-cell table:style-name="ce46"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9:.O29])" office:value-type="float" office:value="6.85714285714286" calcext:value-type="float">
            <text:p>7</text:p>
          </table:table-cell>
          <table:table-cell table:style-name="ce36" table:formula="of:=AVERAGE([.B29:.J29])" office:value-type="float" office:value="5.66666666666667" calcext:value-type="float">
            <text:p>6</text:p>
          </table:table-cell>
          <table:table-cell table:style-name="ce36" table:formula="of:=[.Q29]-[.P29]" office:value-type="float" office:value="-1.19047619047619" calcext:value-type="float">
            <text:p>-1</text:p>
          </table:table-cell>
          <table:table-cell table:style-name="ce36" table:formula="of:=MEDIAN([.B29:.J29])" office:value-type="float" office:value="0" calcext:value-type="float">
            <text:p>0</text:p>
          </table:table-cell>
          <table:table-cell table:style-name="ce36" table:formula="of:=[.S29]-[.P29]" office:value-type="float" office:value="-6.85714285714286" calcext:value-type="float">
            <text:p>-7</text:p>
          </table:table-cell>
          <table:table-cell table:style-name="ce36" table:formula="of:=STDEV([.B29:.O29])" office:value-type="float" office:value="8.62783637069923" calcext:value-type="float">
            <text:p>9</text:p>
          </table:table-cell>
          <table:table-cell table:style-name="ce36" table:formula="of:=STDEV([.B29:.J29])" office:value-type="float" office:value="9.09670269933013" calcext:value-type="float">
            <text:p>9</text:p>
          </table:table-cell>
          <table:table-cell table:style-name="ce42" table:formula="of:=ABS([.Q29]-14.925)/14.925" office:value-type="percentage" office:value="0.620323841429369" calcext:value-type="percentage">
            <text:p>62%</text:p>
          </table:table-cell>
          <table:table-cell table:style-name="ce46"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6" table:formula="of:=AVERAGE([.B30:.O30])" office:value-type="float" office:value="28.0714285714286" calcext:value-type="float">
            <text:p>28</text:p>
          </table:table-cell>
          <table:table-cell table:style-name="ce36" table:formula="of:=AVERAGE([.B30:.J30])" office:value-type="float" office:value="19.2222222222222" calcext:value-type="float">
            <text:p>19</text:p>
          </table:table-cell>
          <table:table-cell table:style-name="ce36" table:formula="of:=[.Q30]-[.P30]" office:value-type="float" office:value="-8.8492063492064" calcext:value-type="float">
            <text:p>-9</text:p>
          </table:table-cell>
          <table:table-cell table:style-name="ce36" table:formula="of:=MEDIAN([.B30:.J30])" office:value-type="float" office:value="15" calcext:value-type="float">
            <text:p>15</text:p>
          </table:table-cell>
          <table:table-cell table:style-name="ce36" table:formula="of:=[.S30]-[.P30]" office:value-type="float" office:value="-13.0714285714286" calcext:value-type="float">
            <text:p>-13</text:p>
          </table:table-cell>
          <table:table-cell table:style-name="ce36" table:formula="of:=STDEV([.B30:.O30])" office:value-type="float" office:value="28.2936912938727" calcext:value-type="float">
            <text:p>28</text:p>
          </table:table-cell>
          <table:table-cell table:style-name="ce36" table:formula="of:=STDEV([.B30:.J30])" office:value-type="float" office:value="21.9759970068355" calcext:value-type="float">
            <text:p>22</text:p>
          </table:table-cell>
          <table:table-cell table:style-name="ce42" table:formula="of:=ABS([.Q30]-14.925)/14.925" office:value-type="percentage" office:value="0.28792108691606" calcext:value-type="percentage">
            <text:p>29%</text:p>
          </table:table-cell>
          <table:table-cell table:style-name="ce46"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6" table:formula="of:=AVERAGE([.B31:.O31])" office:value-type="float" office:value="15.2142857142857" calcext:value-type="float">
            <text:p>15</text:p>
          </table:table-cell>
          <table:table-cell table:style-name="ce36" table:formula="of:=AVERAGE([.B31:.J31])" office:value-type="float" office:value="10.3333333333333" calcext:value-type="float">
            <text:p>10</text:p>
          </table:table-cell>
          <table:table-cell table:style-name="ce36" table:formula="of:=[.Q31]-[.P31]" office:value-type="float" office:value="-4.8809523809524" calcext:value-type="float">
            <text:p>-5</text:p>
          </table:table-cell>
          <table:table-cell table:style-name="ce36" table:formula="of:=MEDIAN([.B31:.J31])" office:value-type="float" office:value="5" calcext:value-type="float">
            <text:p>5</text:p>
          </table:table-cell>
          <table:table-cell table:style-name="ce36" table:formula="of:=[.S31]-[.P31]" office:value-type="float" office:value="-10.2142857142857" calcext:value-type="float">
            <text:p>-10</text:p>
          </table:table-cell>
          <table:table-cell table:style-name="ce36" table:formula="of:=STDEV([.B31:.O31])" office:value-type="float" office:value="17.3833632730067" calcext:value-type="float">
            <text:p>17</text:p>
          </table:table-cell>
          <table:table-cell table:style-name="ce36" table:formula="of:=STDEV([.B31:.J31])" office:value-type="float" office:value="16.4240677056568" calcext:value-type="float">
            <text:p>16</text:p>
          </table:table-cell>
          <table:table-cell table:style-name="ce42" table:formula="of:=ABS([.Q31]-14.925)/14.925" office:value-type="percentage" office:value="0.307649357900616" calcext:value-type="percentage">
            <text:p>31%</text:p>
          </table:table-cell>
          <table:table-cell table:style-name="ce46"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32:.O32])" office:value-type="float" office:value="7.70892857142857" calcext:value-type="float">
            <text:p>8</text:p>
          </table:table-cell>
          <table:table-cell table:style-name="ce36" table:formula="of:=AVERAGE([.B32:.J32])" office:value-type="float" office:value="6.99166666666667" calcext:value-type="float">
            <text:p>7</text:p>
          </table:table-cell>
          <table:table-cell table:style-name="ce36" table:formula="of:=[.Q32]-[.P32]" office:value-type="float" office:value="-0.717261904761901" calcext:value-type="float">
            <text:p>-1</text:p>
          </table:table-cell>
          <table:table-cell table:style-name="ce36" table:formula="of:=MEDIAN([.B32:.J32])" office:value-type="float" office:value="5" calcext:value-type="float">
            <text:p>5</text:p>
          </table:table-cell>
          <table:table-cell table:style-name="ce36" table:formula="of:=[.S32]-[.P32]" office:value-type="float" office:value="-2.70892857142857" calcext:value-type="float">
            <text:p>-3</text:p>
          </table:table-cell>
          <table:table-cell table:style-name="ce36" table:formula="of:=STDEV([.B32:.O32])" office:value-type="float" office:value="7.38902256952616" calcext:value-type="float">
            <text:p>7</text:p>
          </table:table-cell>
          <table:table-cell table:style-name="ce36" table:formula="of:=STDEV([.B32:.J32])" office:value-type="float" office:value="7.30415121694506" calcext:value-type="float">
            <text:p>7</text:p>
          </table:table-cell>
          <table:table-cell table:style-name="ce42" table:formula="of:=ABS([.Q32]-14.925)/14.925" office:value-type="percentage" office:value="0.531546621998883" calcext:value-type="percentage">
            <text:p>53%</text:p>
          </table:table-cell>
          <table:table-cell table:style-name="ce46"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33:.O33])" office:value-type="float" office:value="2.21428571428571" calcext:value-type="float">
            <text:p>2</text:p>
          </table:table-cell>
          <table:table-cell table:style-name="ce36" table:formula="of:=AVERAGE([.B33:.J33])" office:value-type="float" office:value="0.111111111111111" calcext:value-type="float">
            <text:p>0</text:p>
          </table:table-cell>
          <table:table-cell table:style-name="ce36" table:formula="of:=[.Q33]-[.P33]" office:value-type="float" office:value="-2.1031746031746" calcext:value-type="float">
            <text:p>-2</text:p>
          </table:table-cell>
          <table:table-cell table:style-name="ce36" table:formula="of:=MEDIAN([.B33:.J33])" office:value-type="float" office:value="0" calcext:value-type="float">
            <text:p>0</text:p>
          </table:table-cell>
          <table:table-cell table:style-name="ce36" table:formula="of:=[.S33]-[.P33]" office:value-type="float" office:value="-2.21428571428571" calcext:value-type="float">
            <text:p>-2</text:p>
          </table:table-cell>
          <table:table-cell table:style-name="ce36" table:formula="of:=STDEV([.B33:.O33])" office:value-type="float" office:value="5.42329124352435" calcext:value-type="float">
            <text:p>5</text:p>
          </table:table-cell>
          <table:table-cell table:style-name="ce36" table:formula="of:=STDEV([.B33:.J33])" office:value-type="float" office:value="0.333333333333333" calcext:value-type="float">
            <text:p>0</text:p>
          </table:table-cell>
          <table:table-cell table:style-name="ce42" table:formula="of:=ABS([.Q33]-14.925)/14.925" office:value-type="percentage" office:value="0.992555369439792" calcext:value-type="percentage">
            <text:p>99%</text:p>
          </table:table-cell>
          <table:table-cell table:style-name="ce46"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34:.O34])" office:value-type="float" office:value="5.20892857142857" calcext:value-type="float">
            <text:p>5</text:p>
          </table:table-cell>
          <table:table-cell table:style-name="ce36" table:formula="of:=AVERAGE([.B34:.J34])" office:value-type="float" office:value="4.21388888888889" calcext:value-type="float">
            <text:p>4</text:p>
          </table:table-cell>
          <table:table-cell table:style-name="ce36" table:formula="of:=[.Q34]-[.P34]" office:value-type="float" office:value="-0.995039682539679" calcext:value-type="float">
            <text:p>-1</text:p>
          </table:table-cell>
          <table:table-cell table:style-name="ce36" table:formula="of:=MEDIAN([.B34:.J34])" office:value-type="float" office:value="0" calcext:value-type="float">
            <text:p>0</text:p>
          </table:table-cell>
          <table:table-cell table:style-name="ce36" table:formula="of:=[.S34]-[.P34]" office:value-type="float" office:value="-5.20892857142857" calcext:value-type="float">
            <text:p>-5</text:p>
          </table:table-cell>
          <table:table-cell table:style-name="ce36" table:formula="of:=STDEV([.B34:.O34])" office:value-type="float" office:value="6.42647474202537" calcext:value-type="float">
            <text:p>6</text:p>
          </table:table-cell>
          <table:table-cell table:style-name="ce36" table:formula="of:=STDEV([.B34:.J34])" office:value-type="float" office:value="5.93658033813332" calcext:value-type="float">
            <text:p>6</text:p>
          </table:table-cell>
          <table:table-cell table:style-name="ce42" table:formula="of:=ABS([.Q34]-14.925)/14.925" office:value-type="percentage" office:value="0.717662386004094" calcext:value-type="percentage">
            <text:p>72%</text:p>
          </table:table-cell>
          <table:table-cell table:style-name="ce46"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35:.O35])" office:value-type="float" office:value="4" calcext:value-type="float">
            <text:p>4</text:p>
          </table:table-cell>
          <table:table-cell table:style-name="ce36" table:formula="of:=AVERAGE([.B35:.J35])" office:value-type="float" office:value="4" calcext:value-type="float">
            <text:p>4</text:p>
          </table:table-cell>
          <table:table-cell table:style-name="ce36" table:formula="of:=[.Q35]-[.P35]" office:value-type="float" office:value="0" calcext:value-type="float">
            <text:p>0</text:p>
          </table:table-cell>
          <table:table-cell table:style-name="ce36" table:formula="of:=MEDIAN([.B35:.J35])" office:value-type="float" office:value="0" calcext:value-type="float">
            <text:p>0</text:p>
          </table:table-cell>
          <table:table-cell table:style-name="ce36" table:formula="of:=[.S35]-[.P35]" office:value-type="float" office:value="-4" calcext:value-type="float">
            <text:p>-4</text:p>
          </table:table-cell>
          <table:table-cell table:style-name="ce36" table:formula="of:=STDEV([.B35:.O35])" office:value-type="float" office:value="7.60566590418971" calcext:value-type="float">
            <text:p>8</text:p>
          </table:table-cell>
          <table:table-cell table:style-name="ce36" table:formula="of:=STDEV([.B35:.J35])" office:value-type="float" office:value="8.52936105461599" calcext:value-type="float">
            <text:p>9</text:p>
          </table:table-cell>
          <table:table-cell table:style-name="ce42" table:formula="of:=ABS([.Q35]-14.925)/14.925" office:value-type="percentage" office:value="0.731993299832496" calcext:value-type="percentage">
            <text:p>73%</text:p>
          </table:table-cell>
          <table:table-cell table:style-name="ce46"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36:.O36])" office:value-type="float" office:value="16.1375" calcext:value-type="float">
            <text:p>16</text:p>
          </table:table-cell>
          <table:table-cell table:style-name="ce36" table:formula="of:=AVERAGE([.B36:.J36])" office:value-type="float" office:value="17.325" calcext:value-type="float">
            <text:p>17</text:p>
          </table:table-cell>
          <table:table-cell table:style-name="ce36" table:formula="of:=[.Q36]-[.P36]" office:value-type="float" office:value="1.1875" calcext:value-type="float">
            <text:p>1</text:p>
          </table:table-cell>
          <table:table-cell table:style-name="ce36" table:formula="of:=MEDIAN([.B36:.J36])" office:value-type="float" office:value="14.925" calcext:value-type="float">
            <text:p>15</text:p>
          </table:table-cell>
          <table:table-cell table:style-name="ce36" table:formula="of:=[.S36]-[.P36]" office:value-type="float" office:value="-1.2125" calcext:value-type="float">
            <text:p>-1</text:p>
          </table:table-cell>
          <table:table-cell table:style-name="ce36" table:formula="of:=STDEV([.B36:.O36])" office:value-type="float" office:value="14.2177866326222" calcext:value-type="float">
            <text:p>14</text:p>
          </table:table-cell>
          <table:table-cell table:style-name="ce36" table:formula="of:=STDEV([.B36:.J36])" office:value-type="float" office:value="16.2878597427655" calcext:value-type="float">
            <text:p>16</text:p>
          </table:table-cell>
          <table:table-cell table:style-name="ce42" table:formula="of:=ABS([.Q36]-14.925)/14.925" office:value-type="percentage" office:value="0.160804020100502" calcext:value-type="percentage">
            <text:p>16%</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39:.O39])" office:value-type="float" office:value="7.21428571428571" calcext:value-type="float">
            <text:p>7</text:p>
          </table:table-cell>
          <table:table-cell table:style-name="ce36" table:formula="of:=AVERAGE([.B39:.J39])" office:value-type="float" office:value="7.33333333333333" calcext:value-type="float">
            <text:p>7</text:p>
          </table:table-cell>
          <table:table-cell table:style-name="ce36" table:formula="of:=[.Q39]-[.P39]" office:value-type="float" office:value="0.11904761904762" calcext:value-type="float">
            <text:p>0</text:p>
          </table:table-cell>
          <table:table-cell table:style-name="ce36" table:formula="of:=MEDIAN([.B39:.J39])" office:value-type="float" office:value="5" calcext:value-type="float">
            <text:p>5</text:p>
          </table:table-cell>
          <table:table-cell table:style-name="ce36" table:formula="of:=[.S39]-[.P39]" office:value-type="float" office:value="-2.21428571428571" calcext:value-type="float">
            <text:p>-2</text:p>
          </table:table-cell>
          <table:table-cell table:style-name="ce36" table:formula="of:=STDEV([.B39:.O39])" office:value-type="float" office:value="8.42321491181066" calcext:value-type="float">
            <text:p>8</text:p>
          </table:table-cell>
          <table:table-cell table:style-name="ce36" table:formula="of:=STDEV([.B39:.J39])" office:value-type="float" office:value="9.30053761886914" calcext:value-type="float">
            <text:p>9</text:p>
          </table:table-cell>
          <table:table-cell table:style-name="ce42" table:formula="of:=ABS([.Q39]-14.925)/14.925" office:value-type="percentage" office:value="0.508654383026243" calcext:value-type="percentage">
            <text:p>51%</text:p>
          </table:table-cell>
          <table:table-cell table:style-name="ce47"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40:.O40])" office:value-type="float" office:value="10.7857142857143" calcext:value-type="float">
            <text:p>11</text:p>
          </table:table-cell>
          <table:table-cell table:style-name="ce36" table:formula="of:=AVERAGE([.B40:.J40])" office:value-type="float" office:value="7.88888888888889" calcext:value-type="float">
            <text:p>8</text:p>
          </table:table-cell>
          <table:table-cell table:style-name="ce36" table:formula="of:=[.Q40]-[.P40]" office:value-type="float" office:value="-2.89682539682541" calcext:value-type="float">
            <text:p>-3</text:p>
          </table:table-cell>
          <table:table-cell table:style-name="ce36" table:formula="of:=MEDIAN([.B40:.J40])" office:value-type="float" office:value="5" calcext:value-type="float">
            <text:p>5</text:p>
          </table:table-cell>
          <table:table-cell table:style-name="ce36" table:formula="of:=[.S40]-[.P40]" office:value-type="float" office:value="-5.7857142857143" calcext:value-type="float">
            <text:p>-6</text:p>
          </table:table-cell>
          <table:table-cell table:style-name="ce36" table:formula="of:=STDEV([.B40:.O40])" office:value-type="float" office:value="14.0667560714483" calcext:value-type="float">
            <text:p>14</text:p>
          </table:table-cell>
          <table:table-cell table:style-name="ce36" table:formula="of:=STDEV([.B40:.J40])" office:value-type="float" office:value="9.29306790630043" calcext:value-type="float">
            <text:p>9</text:p>
          </table:table-cell>
          <table:table-cell table:style-name="ce42" table:formula="of:=ABS([.Q40]-14.925)/14.925" office:value-type="percentage" office:value="0.4714312302252" calcext:value-type="percentage">
            <text:p>47%</text:p>
          </table:table-cell>
          <table:table-cell table:style-name="ce47"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6" table:formula="of:=AVERAGE([.B41:.O41])" office:value-type="float" office:value="59.2857142857143" calcext:value-type="float">
            <text:p>59</text:p>
          </table:table-cell>
          <table:table-cell table:style-name="ce36" table:formula="of:=AVERAGE([.B41:.J41])" office:value-type="float" office:value="37.8888888888889" calcext:value-type="float">
            <text:p>38</text:p>
          </table:table-cell>
          <table:table-cell table:style-name="ce36" table:formula="of:=[.Q41]-[.P41]" office:value-type="float" office:value="-21.3968253968254" calcext:value-type="float">
            <text:p>-21</text:p>
          </table:table-cell>
          <table:table-cell table:style-name="ce36" table:formula="of:=MEDIAN([.B41:.J41])" office:value-type="float" office:value="25" calcext:value-type="float">
            <text:p>25</text:p>
          </table:table-cell>
          <table:table-cell table:style-name="ce36" table:formula="of:=[.S41]-[.P41]" office:value-type="float" office:value="-34.2857142857143" calcext:value-type="float">
            <text:p>-34</text:p>
          </table:table-cell>
          <table:table-cell table:style-name="ce36" table:formula="of:=STDEV([.B41:.O41])" office:value-type="float" office:value="95.6696467991877" calcext:value-type="float">
            <text:p>96</text:p>
          </table:table-cell>
          <table:table-cell table:style-name="ce36" table:formula="of:=STDEV([.B41:.J41])" office:value-type="float" office:value="55.1485367993668" calcext:value-type="float">
            <text:p>55</text:p>
          </table:table-cell>
          <table:table-cell table:style-name="ce42" table:formula="of:=ABS([.Q41]-14.925)/14.925" office:value-type="percentage" office:value="1.53861902103108" calcext:value-type="percentage">
            <text:p>154%</text:p>
          </table:table-cell>
          <table:table-cell table:style-name="ce47"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6" table:formula="of:=AVERAGE([.B44:.O44])" office:value-type="float" office:value="25.6375" calcext:value-type="float">
            <text:p>26</text:p>
          </table:table-cell>
          <table:table-cell table:style-name="ce36" table:formula="of:=AVERAGE([.B44:.J44])" office:value-type="float" office:value="11.2138888888889" calcext:value-type="float">
            <text:p>11</text:p>
          </table:table-cell>
          <table:table-cell table:style-name="ce36" table:formula="of:=[.Q44]-[.P44]" office:value-type="float" office:value="-14.4236111111111" calcext:value-type="float">
            <text:p>-14</text:p>
          </table:table-cell>
          <table:table-cell table:style-name="ce36" table:formula="of:=MEDIAN([.B44:.J44])" office:value-type="float" office:value="14.925" calcext:value-type="float">
            <text:p>15</text:p>
          </table:table-cell>
          <table:table-cell table:style-name="ce36" table:formula="of:=[.S44]-[.P44]" office:value-type="float" office:value="-10.7125" calcext:value-type="float">
            <text:p>-11</text:p>
          </table:table-cell>
          <table:table-cell table:style-name="ce36" table:formula="of:=STDEV([.B44:.O44])" office:value-type="float" office:value="38.9603505922268" calcext:value-type="float">
            <text:p>39</text:p>
          </table:table-cell>
          <table:table-cell table:style-name="ce36" table:formula="of:=STDEV([.B44:.J44])" office:value-type="float" office:value="11.0056456471718" calcext:value-type="float">
            <text:p>11</text:p>
          </table:table-cell>
          <table:table-cell table:style-name="ce42" table:formula="of:=ABS([.Q44]-14.925)/14.925" office:value-type="percentage" office:value="0.248650660710962" calcext:value-type="percentage">
            <text:p>25%</text:p>
          </table:table-cell>
          <table:table-cell table:style-name="ce46"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6" table:formula="of:=AVERAGE([.B45:.O45])" office:value-type="float" office:value="13.7089285714286" calcext:value-type="float">
            <text:p>14</text:p>
          </table:table-cell>
          <table:table-cell table:style-name="ce36" table:formula="of:=AVERAGE([.B45:.J45])" office:value-type="float" office:value="7.99166666666667" calcext:value-type="float">
            <text:p>8</text:p>
          </table:table-cell>
          <table:table-cell table:style-name="ce36" table:formula="of:=[.Q45]-[.P45]" office:value-type="float" office:value="-5.71726190476193" calcext:value-type="float">
            <text:p>-6</text:p>
          </table:table-cell>
          <table:table-cell table:style-name="ce36" table:formula="of:=MEDIAN([.B45:.J45])" office:value-type="float" office:value="1" calcext:value-type="float">
            <text:p>1</text:p>
          </table:table-cell>
          <table:table-cell table:style-name="ce36" table:formula="of:=[.S45]-[.P45]" office:value-type="float" office:value="-12.7089285714286" calcext:value-type="float">
            <text:p>-13</text:p>
          </table:table-cell>
          <table:table-cell table:style-name="ce36" table:formula="of:=STDEV([.B45:.O45])" office:value-type="float" office:value="17.9071741294431" calcext:value-type="float">
            <text:p>18</text:p>
          </table:table-cell>
          <table:table-cell table:style-name="ce36" table:formula="of:=STDEV([.B45:.J45])" office:value-type="float" office:value="11.0394463176375" calcext:value-type="float">
            <text:p>11</text:p>
          </table:table-cell>
          <table:table-cell table:style-name="ce42" table:formula="of:=ABS([.Q45]-14.925)/14.925" office:value-type="percentage" office:value="0.464544946957007" calcext:value-type="percentage">
            <text:p>46%</text:p>
          </table:table-cell>
          <table:table-cell table:style-name="ce46"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46:.O46])" office:value-type="float" office:value="6.57142857142857" calcext:value-type="float">
            <text:p>7</text:p>
          </table:table-cell>
          <table:table-cell table:style-name="ce36" table:formula="of:=AVERAGE([.B46:.J46])" office:value-type="float" office:value="8" calcext:value-type="float">
            <text:p>8</text:p>
          </table:table-cell>
          <table:table-cell table:style-name="ce36" table:formula="of:=[.Q46]-[.P46]" office:value-type="float" office:value="1.42857142857143" calcext:value-type="float">
            <text:p>1</text:p>
          </table:table-cell>
          <table:table-cell table:style-name="ce36" table:formula="of:=MEDIAN([.B46:.J46])" office:value-type="float" office:value="1" calcext:value-type="float">
            <text:p>1</text:p>
          </table:table-cell>
          <table:table-cell table:style-name="ce36" table:formula="of:=[.S46]-[.P46]" office:value-type="float" office:value="-5.57142857142857" calcext:value-type="float">
            <text:p>-6</text:p>
          </table:table-cell>
          <table:table-cell table:style-name="ce36" table:formula="of:=STDEV([.B46:.O46])" office:value-type="float" office:value="10.1807834496345" calcext:value-type="float">
            <text:p>10</text:p>
          </table:table-cell>
          <table:table-cell table:style-name="ce36" table:formula="of:=STDEV([.B46:.J46])" office:value-type="float" office:value="11.8638105177047" calcext:value-type="float">
            <text:p>12</text:p>
          </table:table-cell>
          <table:table-cell table:style-name="ce42" table:formula="of:=ABS([.Q46]-14.925)/14.925" office:value-type="percentage" office:value="0.463986599664992" calcext:value-type="percentage">
            <text:p>46%</text:p>
          </table:table-cell>
          <table:table-cell table:style-name="ce46"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47:.O47])" office:value-type="float" office:value="39.7803571428571" calcext:value-type="float">
            <text:p>40</text:p>
          </table:table-cell>
          <table:table-cell table:style-name="ce36" table:formula="of:=AVERAGE([.B47:.J47])" office:value-type="float" office:value="30.7694444444444" calcext:value-type="float">
            <text:p>31</text:p>
          </table:table-cell>
          <table:table-cell table:style-name="ce36" table:formula="of:=[.Q47]-[.P47]" office:value-type="float" office:value="-9.0109126984127" calcext:value-type="float">
            <text:p>-9</text:p>
          </table:table-cell>
          <table:table-cell table:style-name="ce36" table:formula="of:=MEDIAN([.B47:.J47])" office:value-type="float" office:value="1" calcext:value-type="float">
            <text:p>1</text:p>
          </table:table-cell>
          <table:table-cell table:style-name="ce36" table:formula="of:=[.S47]-[.P47]" office:value-type="float" office:value="-38.7803571428571" calcext:value-type="float">
            <text:p>-39</text:p>
          </table:table-cell>
          <table:table-cell table:style-name="ce36" table:formula="of:=STDEV([.B47:.O47])" office:value-type="float" office:value="64.2232166403386" calcext:value-type="float">
            <text:p>64</text:p>
          </table:table-cell>
          <table:table-cell table:style-name="ce36" table:formula="of:=STDEV([.B47:.J47])" office:value-type="float" office:value="55.1179725931368" calcext:value-type="float">
            <text:p>55</text:p>
          </table:table-cell>
          <table:table-cell table:style-name="ce42" table:formula="of:=ABS([.Q47]-14.925)/14.925" office:value-type="percentage" office:value="1.06160431788572" calcext:value-type="percentage">
            <text:p>106%</text:p>
          </table:table-cell>
          <table:table-cell table:style-name="ce46"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6" table:formula="of:=AVERAGE([.B48:.O48])" office:value-type="float" office:value="11.9285714285714" calcext:value-type="float">
            <text:p>12</text:p>
          </table:table-cell>
          <table:table-cell table:style-name="ce36" table:formula="of:=AVERAGE([.B48:.J48])" office:value-type="float" office:value="11.3333333333333" calcext:value-type="float">
            <text:p>11</text:p>
          </table:table-cell>
          <table:table-cell table:style-name="ce36" table:formula="of:=[.Q48]-[.P48]" office:value-type="float" office:value="-0.5952380952381" calcext:value-type="float">
            <text:p>-1</text:p>
          </table:table-cell>
          <table:table-cell table:style-name="ce36" table:formula="of:=MEDIAN([.B48:.J48])" office:value-type="float" office:value="0" calcext:value-type="float">
            <text:p>0</text:p>
          </table:table-cell>
          <table:table-cell table:style-name="ce36" table:formula="of:=[.S48]-[.P48]" office:value-type="float" office:value="-11.9285714285714" calcext:value-type="float">
            <text:p>-12</text:p>
          </table:table-cell>
          <table:table-cell table:style-name="ce36" table:formula="of:=STDEV([.B48:.O48])" office:value-type="float" office:value="28.7361050990515" calcext:value-type="float">
            <text:p>29</text:p>
          </table:table-cell>
          <table:table-cell table:style-name="ce36" table:formula="of:=STDEV([.B48:.J48])" office:value-type="float" office:value="33.2528194293356" calcext:value-type="float">
            <text:p>33</text:p>
          </table:table-cell>
          <table:table-cell table:style-name="ce42" table:formula="of:=ABS([.Q48]-14.925)/14.925" office:value-type="percentage" office:value="0.24064768285874" calcext:value-type="percentage">
            <text:p>24%</text:p>
          </table:table-cell>
          <table:table-cell table:style-name="ce46"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5" table:formula="of:=AVERAGE([.B49:.O49])" office:value-type="float" office:value="9.85178571428571" calcext:value-type="float">
            <text:p>10</text:p>
          </table:table-cell>
          <table:table-cell table:style-name="ce35" table:formula="of:=AVERAGE([.B49:.J49])" office:value-type="float" office:value="9.21388888888889" calcext:value-type="float">
            <text:p>9</text:p>
          </table:table-cell>
          <table:table-cell table:style-name="ce35" table:formula="of:=[.Q49]-[.P49]" office:value-type="float" office:value="-0.637896825396819" calcext:value-type="float">
            <text:p>-1</text:p>
          </table:table-cell>
          <table:table-cell table:style-name="ce35" table:formula="of:=MEDIAN([.B49:.J49])" office:value-type="float" office:value="10" calcext:value-type="float">
            <text:p>10</text:p>
          </table:table-cell>
          <table:table-cell table:style-name="ce35" table:formula="of:=[.S49]-[.P49]" office:value-type="float" office:value="0.148214285714291" calcext:value-type="float">
            <text:p>0</text:p>
          </table:table-cell>
          <table:table-cell table:style-name="ce35" table:formula="of:=STDEV([.B49:.O49])" office:value-type="float" office:value="8.24130348333294" calcext:value-type="float">
            <text:p>8</text:p>
          </table:table-cell>
          <table:table-cell table:style-name="ce35" table:formula="of:=STDEV([.B49:.J49])" office:value-type="float" office:value="7.09483869521437" calcext:value-type="float">
            <text:p>7</text:p>
          </table:table-cell>
          <table:table-cell table:style-name="ce41" table:formula="of:=ABS([.Q49]-14.925)/14.925" office:value-type="percentage" office:value="0.382654010794714" calcext:value-type="percentage">
            <text:p>38%</text:p>
          </table:table-cell>
          <table:table-cell table:style-name="ce45" table:number-columns-repeated="1000"/>
          <table:table-cell table:style-name="ce49"/>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6" table:number-columns-repeated="7"/>
          <table:table-cell table:style-name="ce42"/>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2:.O52])" office:value-type="float" office:value="8.99464285714286" calcext:value-type="float">
            <text:p>9</text:p>
          </table:table-cell>
          <table:table-cell table:style-name="ce36" table:formula="of:=AVERAGE([.B52:.J52])" office:value-type="float" office:value="10.1027777777778" calcext:value-type="float">
            <text:p>10</text:p>
          </table:table-cell>
          <table:table-cell table:style-name="ce36" table:formula="of:=[.Q52]-[.P52]" office:value-type="float" office:value="1.10813492063494" calcext:value-type="float">
            <text:p>1</text:p>
          </table:table-cell>
          <table:table-cell table:style-name="ce36" table:formula="of:=MEDIAN([.B52:.J52])" office:value-type="float" office:value="10" calcext:value-type="float">
            <text:p>10</text:p>
          </table:table-cell>
          <table:table-cell table:style-name="ce36" table:formula="of:=[.S52]-[.P52]" office:value-type="float" office:value="1.00535714285714" calcext:value-type="float">
            <text:p>1</text:p>
          </table:table-cell>
          <table:table-cell table:style-name="ce36" table:formula="of:=STDEV([.B52:.O52])" office:value-type="float" office:value="10.1568666549902" calcext:value-type="float">
            <text:p>10</text:p>
          </table:table-cell>
          <table:table-cell table:style-name="ce36" table:formula="of:=STDEV([.B52:.J52])" office:value-type="float" office:value="11.6198136579054" calcext:value-type="float">
            <text:p>12</text:p>
          </table:table-cell>
          <table:table-cell table:style-name="ce42" table:formula="of:=ABS([.Q52]-14.925)/14.925" office:value-type="percentage" office:value="0.323096966313045" calcext:value-type="percentage">
            <text:p>32%</text:p>
          </table:table-cell>
          <table:table-cell table:style-name="ce46"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3:.O53])" office:value-type="float" office:value="6.6375" calcext:value-type="float">
            <text:p>7</text:p>
          </table:table-cell>
          <table:table-cell table:style-name="ce36" table:formula="of:=AVERAGE([.B53:.J53])" office:value-type="float" office:value="5.88055555555556" calcext:value-type="float">
            <text:p>6</text:p>
          </table:table-cell>
          <table:table-cell table:style-name="ce36" table:formula="of:=[.Q53]-[.P53]" office:value-type="float" office:value="-0.75694444444444" calcext:value-type="float">
            <text:p>-1</text:p>
          </table:table-cell>
          <table:table-cell table:style-name="ce36" table:formula="of:=MEDIAN([.B53:.J53])" office:value-type="float" office:value="5" calcext:value-type="float">
            <text:p>5</text:p>
          </table:table-cell>
          <table:table-cell table:style-name="ce36" table:formula="of:=[.S53]-[.P53]" office:value-type="float" office:value="-1.6375" calcext:value-type="float">
            <text:p>-2</text:p>
          </table:table-cell>
          <table:table-cell table:style-name="ce36" table:formula="of:=STDEV([.B53:.O53])" office:value-type="float" office:value="5.88326137640314" calcext:value-type="float">
            <text:p>6</text:p>
          </table:table-cell>
          <table:table-cell table:style-name="ce36" table:formula="of:=STDEV([.B53:.J53])" office:value-type="float" office:value="5.65162832976283" calcext:value-type="float">
            <text:p>6</text:p>
          </table:table-cell>
          <table:table-cell table:style-name="ce42" table:formula="of:=ABS([.Q53]-14.925)/14.925" office:value-type="percentage" office:value="0.605992927600968" calcext:value-type="percentage">
            <text:p>61%</text:p>
          </table:table-cell>
          <table:table-cell table:style-name="ce46"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4:.O54])" office:value-type="float" office:value="7.70892857142857" calcext:value-type="float">
            <text:p>8</text:p>
          </table:table-cell>
          <table:table-cell table:style-name="ce36" table:formula="of:=AVERAGE([.B54:.J54])" office:value-type="float" office:value="7.54722222222222" calcext:value-type="float">
            <text:p>8</text:p>
          </table:table-cell>
          <table:table-cell table:style-name="ce36" table:formula="of:=[.Q54]-[.P54]" office:value-type="float" office:value="-0.161706349206351" calcext:value-type="float">
            <text:p>0</text:p>
          </table:table-cell>
          <table:table-cell table:style-name="ce36" table:formula="of:=MEDIAN([.B54:.J54])" office:value-type="float" office:value="10" calcext:value-type="float">
            <text:p>10</text:p>
          </table:table-cell>
          <table:table-cell table:style-name="ce36" table:formula="of:=[.S54]-[.P54]" office:value-type="float" office:value="2.29107142857143" calcext:value-type="float">
            <text:p>2</text:p>
          </table:table-cell>
          <table:table-cell table:style-name="ce36" table:formula="of:=STDEV([.B54:.O54])" office:value-type="float" office:value="6.56195039561452" calcext:value-type="float">
            <text:p>7</text:p>
          </table:table-cell>
          <table:table-cell table:style-name="ce36" table:formula="of:=STDEV([.B54:.J54])" office:value-type="float" office:value="6.41395505475712" calcext:value-type="float">
            <text:p>6</text:p>
          </table:table-cell>
          <table:table-cell table:style-name="ce42" table:formula="of:=ABS([.Q54]-14.925)/14.925" office:value-type="percentage" office:value="0.494323469197841" calcext:value-type="percentage">
            <text:p>49%</text:p>
          </table:table-cell>
          <table:table-cell table:style-name="ce46"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5:.O55])" office:value-type="float" office:value="6.6375" calcext:value-type="float">
            <text:p>7</text:p>
          </table:table-cell>
          <table:table-cell table:style-name="ce36" table:formula="of:=AVERAGE([.B55:.J55])" office:value-type="float" office:value="6.43611111111111" calcext:value-type="float">
            <text:p>6</text:p>
          </table:table-cell>
          <table:table-cell table:style-name="ce36" table:formula="of:=[.Q55]-[.P55]" office:value-type="float" office:value="-0.20138888888889" calcext:value-type="float">
            <text:p>0</text:p>
          </table:table-cell>
          <table:table-cell table:style-name="ce36" table:formula="of:=MEDIAN([.B55:.J55])" office:value-type="float" office:value="5" calcext:value-type="float">
            <text:p>5</text:p>
          </table:table-cell>
          <table:table-cell table:style-name="ce36" table:formula="of:=[.S55]-[.P55]" office:value-type="float" office:value="-1.6375" calcext:value-type="float">
            <text:p>-2</text:p>
          </table:table-cell>
          <table:table-cell table:style-name="ce36" table:formula="of:=STDEV([.B55:.O55])" office:value-type="float" office:value="6.79346936119819" calcext:value-type="float">
            <text:p>7</text:p>
          </table:table-cell>
          <table:table-cell table:style-name="ce36" table:formula="of:=STDEV([.B55:.J55])" office:value-type="float" office:value="6.79102246433563" calcext:value-type="float">
            <text:p>7</text:p>
          </table:table-cell>
          <table:table-cell table:style-name="ce42" table:formula="of:=ABS([.Q55]-14.925)/14.925" office:value-type="percentage" office:value="0.568769774799926" calcext:value-type="percentage">
            <text:p>57%</text:p>
          </table:table-cell>
          <table:table-cell table:style-name="ce46"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6:.O56])" office:value-type="float" office:value="3.78571428571429" calcext:value-type="float">
            <text:p>4</text:p>
          </table:table-cell>
          <table:table-cell table:style-name="ce36" table:formula="of:=AVERAGE([.B56:.J56])" office:value-type="float" office:value="2.55555555555556" calcext:value-type="float">
            <text:p>3</text:p>
          </table:table-cell>
          <table:table-cell table:style-name="ce36" table:formula="of:=[.Q56]-[.P56]" office:value-type="float" office:value="-1.23015873015873" calcext:value-type="float">
            <text:p>-1</text:p>
          </table:table-cell>
          <table:table-cell table:style-name="ce36" table:formula="of:=MEDIAN([.B56:.J56])" office:value-type="float" office:value="0" calcext:value-type="float">
            <text:p>0</text:p>
          </table:table-cell>
          <table:table-cell table:style-name="ce36" table:formula="of:=[.S56]-[.P56]" office:value-type="float" office:value="-3.78571428571429" calcext:value-type="float">
            <text:p>-4</text:p>
          </table:table-cell>
          <table:table-cell table:style-name="ce36" table:formula="of:=STDEV([.B56:.O56])" office:value-type="float" office:value="6.00228894068526" calcext:value-type="float">
            <text:p>6</text:p>
          </table:table-cell>
          <table:table-cell table:style-name="ce36" table:formula="of:=STDEV([.B56:.J56])" office:value-type="float" office:value="4.47524052736585" calcext:value-type="float">
            <text:p>4</text:p>
          </table:table-cell>
          <table:table-cell table:style-name="ce42" table:formula="of:=ABS([.Q56]-14.925)/14.925" office:value-type="percentage" office:value="0.828773497115205" calcext:value-type="percentage">
            <text:p>83%</text:p>
          </table:table-cell>
          <table:table-cell table:style-name="ce46"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7:.O57])" office:value-type="float" office:value="7.35178571428571" calcext:value-type="float">
            <text:p>7</text:p>
          </table:table-cell>
          <table:table-cell table:style-name="ce36" table:formula="of:=AVERAGE([.B57:.J57])" office:value-type="float" office:value="7.54722222222222" calcext:value-type="float">
            <text:p>8</text:p>
          </table:table-cell>
          <table:table-cell table:style-name="ce36" table:formula="of:=[.Q57]-[.P57]" office:value-type="float" office:value="0.19543650793651" calcext:value-type="float">
            <text:p>0</text:p>
          </table:table-cell>
          <table:table-cell table:style-name="ce36" table:formula="of:=MEDIAN([.B57:.J57])" office:value-type="float" office:value="10" calcext:value-type="float">
            <text:p>10</text:p>
          </table:table-cell>
          <table:table-cell table:style-name="ce36" table:formula="of:=[.S57]-[.P57]" office:value-type="float" office:value="2.64821428571429" calcext:value-type="float">
            <text:p>3</text:p>
          </table:table-cell>
          <table:table-cell table:style-name="ce36" table:formula="of:=STDEV([.B57:.O57])" office:value-type="float" office:value="6.56372947666623" calcext:value-type="float">
            <text:p>7</text:p>
          </table:table-cell>
          <table:table-cell table:style-name="ce36" table:formula="of:=STDEV([.B57:.J57])" office:value-type="float" office:value="6.41395505475712" calcext:value-type="float">
            <text:p>6</text:p>
          </table:table-cell>
          <table:table-cell table:style-name="ce42" table:formula="of:=ABS([.Q57]-14.925)/14.925" office:value-type="percentage" office:value="0.494323469197841" calcext:value-type="percentage">
            <text:p>49%</text:p>
          </table:table-cell>
          <table:table-cell table:style-name="ce46"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8:.O58])" office:value-type="float" office:value="18.0660714285714" calcext:value-type="float">
            <text:p>18</text:p>
          </table:table-cell>
          <table:table-cell table:style-name="ce36" table:formula="of:=AVERAGE([.B58:.J58])" office:value-type="float" office:value="16.4361111111111" calcext:value-type="float">
            <text:p>16</text:p>
          </table:table-cell>
          <table:table-cell table:style-name="ce36" table:formula="of:=[.Q58]-[.P58]" office:value-type="float" office:value="-1.6299603174603" calcext:value-type="float">
            <text:p>-2</text:p>
          </table:table-cell>
          <table:table-cell table:style-name="ce36" table:formula="of:=MEDIAN([.B58:.J58])" office:value-type="float" office:value="15" calcext:value-type="float">
            <text:p>15</text:p>
          </table:table-cell>
          <table:table-cell table:style-name="ce36" table:formula="of:=[.S58]-[.P58]" office:value-type="float" office:value="-3.0660714285714" calcext:value-type="float">
            <text:p>-3</text:p>
          </table:table-cell>
          <table:table-cell table:style-name="ce36" table:formula="of:=STDEV([.B58:.O58])" office:value-type="float" office:value="15.1844923648807" calcext:value-type="float">
            <text:p>15</text:p>
          </table:table-cell>
          <table:table-cell table:style-name="ce36" table:formula="of:=STDEV([.B58:.J58])" office:value-type="float" office:value="14.8342672926947" calcext:value-type="float">
            <text:p>15</text:p>
          </table:table-cell>
          <table:table-cell table:style-name="ce42" table:formula="of:=ABS([.Q58]-14.925)/14.925" office:value-type="percentage" office:value="0.101246975618834" calcext:value-type="percentage">
            <text:p>10%</text:p>
          </table:table-cell>
          <table:table-cell table:style-name="ce46"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59:.O59])" office:value-type="float" office:value="12.3517857142857" calcext:value-type="float">
            <text:p>12</text:p>
          </table:table-cell>
          <table:table-cell table:style-name="ce36" table:formula="of:=AVERAGE([.B59:.J59])" office:value-type="float" office:value="18.1027777777778" calcext:value-type="float">
            <text:p>18</text:p>
          </table:table-cell>
          <table:table-cell table:style-name="ce36" table:formula="of:=[.Q59]-[.P59]" office:value-type="float" office:value="5.7509920634921" calcext:value-type="float">
            <text:p>6</text:p>
          </table:table-cell>
          <table:table-cell table:style-name="ce36" table:formula="of:=MEDIAN([.B59:.J59])" office:value-type="float" office:value="14.925" calcext:value-type="float">
            <text:p>15</text:p>
          </table:table-cell>
          <table:table-cell table:style-name="ce36" table:formula="of:=[.S59]-[.P59]" office:value-type="float" office:value="2.5732142857143" calcext:value-type="float">
            <text:p>3</text:p>
          </table:table-cell>
          <table:table-cell table:style-name="ce36" table:formula="of:=STDEV([.B59:.O59])" office:value-type="float" office:value="20.7194131940168" calcext:value-type="float">
            <text:p>21</text:p>
          </table:table-cell>
          <table:table-cell table:style-name="ce36" table:formula="of:=STDEV([.B59:.J59])" office:value-type="float" office:value="24.2831231402479" calcext:value-type="float">
            <text:p>24</text:p>
          </table:table-cell>
          <table:table-cell table:style-name="ce42" table:formula="of:=ABS([.Q59]-14.925)/14.925" office:value-type="percentage" office:value="0.212916434021963" calcext:value-type="percentage">
            <text:p>21%</text:p>
          </table:table-cell>
          <table:table-cell table:style-name="ce46"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5" table:formula="of:=AVERAGE([.B60:.O60])" office:value-type="float" office:value="4.85178571428571" calcext:value-type="float">
            <text:p>5</text:p>
          </table:table-cell>
          <table:table-cell table:style-name="ce35" table:formula="of:=AVERAGE([.B60:.J60])" office:value-type="float" office:value="5.88055555555556" calcext:value-type="float">
            <text:p>6</text:p>
          </table:table-cell>
          <table:table-cell table:style-name="ce35" table:formula="of:=[.Q60]-[.P60]" office:value-type="float" office:value="1.02876984126985" calcext:value-type="float">
            <text:p>1</text:p>
          </table:table-cell>
          <table:table-cell table:style-name="ce35" table:formula="of:=MEDIAN([.B60:.J60])" office:value-type="float" office:value="5" calcext:value-type="float">
            <text:p>5</text:p>
          </table:table-cell>
          <table:table-cell table:style-name="ce35" table:formula="of:=[.S60]-[.P60]" office:value-type="float" office:value="0.14821428571429" calcext:value-type="float">
            <text:p>0</text:p>
          </table:table-cell>
          <table:table-cell table:style-name="ce35" table:formula="of:=STDEV([.B60:.O60])" office:value-type="float" office:value="6.57616956756125" calcext:value-type="float">
            <text:p>7</text:p>
          </table:table-cell>
          <table:table-cell table:style-name="ce35" table:formula="of:=STDEV([.B60:.J60])" office:value-type="float" office:value="6.66640103637471" calcext:value-type="float">
            <text:p>7</text:p>
          </table:table-cell>
          <table:table-cell table:style-name="ce41" table:formula="of:=ABS([.Q60]-14.925)/14.925" office:value-type="percentage" office:value="0.605992927600968" calcext:value-type="percentage">
            <text:p>61%</text:p>
          </table:table-cell>
          <table:table-cell table:style-name="ce45" table:number-columns-repeated="1000"/>
          <table:table-cell table:style-name="ce49"/>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5" table:formula="of:=AVERAGE([.B61:.O61])" office:value-type="float" office:value="10.2089285714286" calcext:value-type="float">
            <text:p>10</text:p>
          </table:table-cell>
          <table:table-cell table:style-name="ce35" table:formula="of:=AVERAGE([.B61:.J61])" office:value-type="float" office:value="10.8805555555556" calcext:value-type="float">
            <text:p>11</text:p>
          </table:table-cell>
          <table:table-cell table:style-name="ce35" table:formula="of:=[.Q61]-[.P61]" office:value-type="float" office:value="0.671626984127" calcext:value-type="float">
            <text:p>1</text:p>
          </table:table-cell>
          <table:table-cell table:style-name="ce35" table:formula="of:=MEDIAN([.B61:.J61])" office:value-type="float" office:value="13" calcext:value-type="float">
            <text:p>13</text:p>
          </table:table-cell>
          <table:table-cell table:style-name="ce35" table:formula="of:=[.S61]-[.P61]" office:value-type="float" office:value="2.7910714285714" calcext:value-type="float">
            <text:p>3</text:p>
          </table:table-cell>
          <table:table-cell table:style-name="ce35" table:formula="of:=STDEV([.B61:.O61])" office:value-type="float" office:value="11.12047491006" calcext:value-type="float">
            <text:p>11</text:p>
          </table:table-cell>
          <table:table-cell table:style-name="ce35" table:formula="of:=STDEV([.B61:.J61])" office:value-type="float" office:value="10.4658804110203" calcext:value-type="float">
            <text:p>10</text:p>
          </table:table-cell>
          <table:table-cell table:style-name="ce41" table:formula="of:=ABS([.Q61]-14.925)/14.925" office:value-type="percentage" office:value="0.270984552391585" calcext:value-type="percentage">
            <text:p>27%</text:p>
          </table:table-cell>
          <table:table-cell table:style-name="ce45" table:number-columns-repeated="1000"/>
          <table:table-cell table:style-name="ce49"/>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2:.O62])" office:value-type="float" office:value="5.20892857142857" calcext:value-type="float">
            <text:p>5</text:p>
          </table:table-cell>
          <table:table-cell table:style-name="ce36" table:formula="of:=AVERAGE([.B62:.J62])" office:value-type="float" office:value="6.43611111111111" calcext:value-type="float">
            <text:p>6</text:p>
          </table:table-cell>
          <table:table-cell table:style-name="ce36" table:formula="of:=[.Q62]-[.P62]" office:value-type="float" office:value="1.22718253968254" calcext:value-type="float">
            <text:p>1</text:p>
          </table:table-cell>
          <table:table-cell table:style-name="ce36" table:formula="of:=MEDIAN([.B62:.J62])" office:value-type="float" office:value="5" calcext:value-type="float">
            <text:p>5</text:p>
          </table:table-cell>
          <table:table-cell table:style-name="ce36" table:formula="of:=[.S62]-[.P62]" office:value-type="float" office:value="-0.20892857142857" calcext:value-type="float">
            <text:p>0</text:p>
          </table:table-cell>
          <table:table-cell table:style-name="ce36" table:formula="of:=STDEV([.B62:.O62])" office:value-type="float" office:value="6.71905733388576" calcext:value-type="float">
            <text:p>7</text:p>
          </table:table-cell>
          <table:table-cell table:style-name="ce36" table:formula="of:=STDEV([.B62:.J62])" office:value-type="float" office:value="6.79102246433563" calcext:value-type="float">
            <text:p>7</text:p>
          </table:table-cell>
          <table:table-cell table:style-name="ce42" table:formula="of:=ABS([.Q62]-14.925)/14.925" office:value-type="percentage" office:value="0.568769774799926" calcext:value-type="percentage">
            <text:p>57%</text:p>
          </table:table-cell>
          <table:table-cell table:style-name="ce46"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63:.O63])" office:value-type="float" office:value="14.3571428571429" calcext:value-type="float">
            <text:p>14</text:p>
          </table:table-cell>
          <table:table-cell table:style-name="ce36" table:formula="of:=AVERAGE([.B63:.J63])" office:value-type="float" office:value="20.1111111111111" calcext:value-type="float">
            <text:p>20</text:p>
          </table:table-cell>
          <table:table-cell table:style-name="ce36" table:formula="of:=[.Q63]-[.P63]" office:value-type="float" office:value="5.7539682539682" calcext:value-type="float">
            <text:p>6</text:p>
          </table:table-cell>
          <table:table-cell table:style-name="ce36" table:formula="of:=MEDIAN([.B63:.J63])" office:value-type="float" office:value="15" calcext:value-type="float">
            <text:p>15</text:p>
          </table:table-cell>
          <table:table-cell table:style-name="ce36" table:formula="of:=[.S63]-[.P63]" office:value-type="float" office:value="0.6428571428571" calcext:value-type="float">
            <text:p>1</text:p>
          </table:table-cell>
          <table:table-cell table:style-name="ce36" table:formula="of:=STDEV([.B63:.O63])" office:value-type="float" office:value="26.1875106546177" calcext:value-type="float">
            <text:p>26</text:p>
          </table:table-cell>
          <table:table-cell table:style-name="ce36" table:formula="of:=STDEV([.B63:.J63])" office:value-type="float" office:value="31.446162104637" calcext:value-type="float">
            <text:p>31</text:p>
          </table:table-cell>
          <table:table-cell table:style-name="ce42" table:formula="of:=ABS([.Q63]-14.925)/14.925" office:value-type="percentage" office:value="0.347478131397729" calcext:value-type="percentage">
            <text:p>35%</text:p>
          </table:table-cell>
          <table:table-cell table:style-name="ce46"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4:.O64])" office:value-type="float" office:value="4.5" calcext:value-type="float">
            <text:p>5</text:p>
          </table:table-cell>
          <table:table-cell table:style-name="ce36" table:formula="of:=AVERAGE([.B64:.J64])" office:value-type="float" office:value="5.33333333333333" calcext:value-type="float">
            <text:p>5</text:p>
          </table:table-cell>
          <table:table-cell table:style-name="ce36" table:formula="of:=[.Q64]-[.P64]" office:value-type="float" office:value="0.83333333333333" calcext:value-type="float">
            <text:p>1</text:p>
          </table:table-cell>
          <table:table-cell table:style-name="ce36" table:formula="of:=MEDIAN([.B64:.J64])" office:value-type="float" office:value="0" calcext:value-type="float">
            <text:p>0</text:p>
          </table:table-cell>
          <table:table-cell table:style-name="ce36" table:formula="of:=[.S64]-[.P64]" office:value-type="float" office:value="-4.5" calcext:value-type="float">
            <text:p>-5</text:p>
          </table:table-cell>
          <table:table-cell table:style-name="ce36" table:formula="of:=STDEV([.B64:.O64])" office:value-type="float" office:value="7.52176329572548" calcext:value-type="float">
            <text:p>8</text:p>
          </table:table-cell>
          <table:table-cell table:style-name="ce36" table:formula="of:=STDEV([.B64:.J64])" office:value-type="float" office:value="8.20060973342836" calcext:value-type="float">
            <text:p>8</text:p>
          </table:table-cell>
          <table:table-cell table:style-name="ce42" table:formula="of:=ABS([.Q64]-14.925)/14.925" office:value-type="percentage" office:value="0.642657733109995" calcext:value-type="percentage">
            <text:p>64%</text:p>
          </table:table-cell>
          <table:table-cell table:style-name="ce46"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5:.O65])" office:value-type="float" office:value="4.85714285714286" calcext:value-type="float">
            <text:p>5</text:p>
          </table:table-cell>
          <table:table-cell table:style-name="ce36" table:formula="of:=AVERAGE([.B65:.J65])" office:value-type="float" office:value="5.88888888888889" calcext:value-type="float">
            <text:p>6</text:p>
          </table:table-cell>
          <table:table-cell table:style-name="ce36" table:formula="of:=[.Q65]-[.P65]" office:value-type="float" office:value="1.03174603174603" calcext:value-type="float">
            <text:p>1</text:p>
          </table:table-cell>
          <table:table-cell table:style-name="ce36" table:formula="of:=MEDIAN([.B65:.J65])" office:value-type="float" office:value="0" calcext:value-type="float">
            <text:p>0</text:p>
          </table:table-cell>
          <table:table-cell table:style-name="ce36" table:formula="of:=[.S65]-[.P65]" office:value-type="float" office:value="-4.85714285714286" calcext:value-type="float">
            <text:p>-5</text:p>
          </table:table-cell>
          <table:table-cell table:style-name="ce36" table:formula="of:=STDEV([.B65:.O65])" office:value-type="float" office:value="6.87086539009397" calcext:value-type="float">
            <text:p>7</text:p>
          </table:table-cell>
          <table:table-cell table:style-name="ce36" table:formula="of:=STDEV([.B65:.J65])" office:value-type="float" office:value="7.13169763177822" calcext:value-type="float">
            <text:p>7</text:p>
          </table:table-cell>
          <table:table-cell table:style-name="ce42" table:formula="of:=ABS([.Q65]-14.925)/14.925" office:value-type="percentage" office:value="0.605434580308952" calcext:value-type="percentage">
            <text:p>61%</text:p>
          </table:table-cell>
          <table:table-cell table:style-name="ce46"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6:.O66])" office:value-type="float" office:value="14.3571428571429" calcext:value-type="float">
            <text:p>14</text:p>
          </table:table-cell>
          <table:table-cell table:style-name="ce36" table:formula="of:=AVERAGE([.B66:.J66])" office:value-type="float" office:value="14.5555555555556" calcext:value-type="float">
            <text:p>15</text:p>
          </table:table-cell>
          <table:table-cell table:style-name="ce36" table:formula="of:=[.Q66]-[.P66]" office:value-type="float" office:value="0.198412698412699" calcext:value-type="float">
            <text:p>0</text:p>
          </table:table-cell>
          <table:table-cell table:style-name="ce36" table:formula="of:=MEDIAN([.B66:.J66])" office:value-type="float" office:value="10" calcext:value-type="float">
            <text:p>10</text:p>
          </table:table-cell>
          <table:table-cell table:style-name="ce36" table:formula="of:=[.S66]-[.P66]" office:value-type="float" office:value="-4.3571428571429" calcext:value-type="float">
            <text:p>-4</text:p>
          </table:table-cell>
          <table:table-cell table:style-name="ce36" table:formula="of:=STDEV([.B66:.O66])" office:value-type="float" office:value="19.245807307076" calcext:value-type="float">
            <text:p>19</text:p>
          </table:table-cell>
          <table:table-cell table:style-name="ce36" table:formula="of:=STDEV([.B66:.J66])" office:value-type="float" office:value="19.5071212068254" calcext:value-type="float">
            <text:p>20</text:p>
          </table:table-cell>
          <table:table-cell table:style-name="ce42" table:formula="of:=ABS([.Q66]-14.925)/14.925" office:value-type="percentage" office:value="0.0247533966126902" calcext:value-type="percentage">
            <text:p>2%</text:p>
          </table:table-cell>
          <table:table-cell table:style-name="ce46"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7:.O67])" office:value-type="float" office:value="9.70892857142857" calcext:value-type="float">
            <text:p>10</text:p>
          </table:table-cell>
          <table:table-cell table:style-name="ce36" table:formula="of:=AVERAGE([.B67:.J67])" office:value-type="float" office:value="7.325" calcext:value-type="float">
            <text:p>7</text:p>
          </table:table-cell>
          <table:table-cell table:style-name="ce36" table:formula="of:=[.Q67]-[.P67]" office:value-type="float" office:value="-2.38392857142857" calcext:value-type="float">
            <text:p>-2</text:p>
          </table:table-cell>
          <table:table-cell table:style-name="ce36" table:formula="of:=MEDIAN([.B67:.J67])" office:value-type="float" office:value="0" calcext:value-type="float">
            <text:p>0</text:p>
          </table:table-cell>
          <table:table-cell table:style-name="ce36" table:formula="of:=[.S67]-[.P67]" office:value-type="float" office:value="-9.70892857142857" calcext:value-type="float">
            <text:p>-10</text:p>
          </table:table-cell>
          <table:table-cell table:style-name="ce36" table:formula="of:=STDEV([.B67:.O67])" office:value-type="float" office:value="14.2884286397947" calcext:value-type="float">
            <text:p>14</text:p>
          </table:table-cell>
          <table:table-cell table:style-name="ce36" table:formula="of:=STDEV([.B67:.J67])" office:value-type="float" office:value="9.62324659353588" calcext:value-type="float">
            <text:p>10</text:p>
          </table:table-cell>
          <table:table-cell table:style-name="ce42" table:formula="of:=ABS([.Q67]-14.925)/14.925" office:value-type="percentage" office:value="0.509212730318258" calcext:value-type="percentage">
            <text:p>51%</text:p>
          </table:table-cell>
          <table:table-cell table:style-name="ce46"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68:.O68])" office:value-type="float" office:value="6.92321428571429" calcext:value-type="float">
            <text:p>7</text:p>
          </table:table-cell>
          <table:table-cell table:style-name="ce36" table:formula="of:=AVERAGE([.B68:.J68])" office:value-type="float" office:value="6.88055555555556" calcext:value-type="float">
            <text:p>7</text:p>
          </table:table-cell>
          <table:table-cell table:style-name="ce36" table:formula="of:=[.Q68]-[.P68]" office:value-type="float" office:value="-0.0426587301587302" calcext:value-type="float">
            <text:p>0</text:p>
          </table:table-cell>
          <table:table-cell table:style-name="ce36" table:formula="of:=MEDIAN([.B68:.J68])" office:value-type="float" office:value="1" calcext:value-type="float">
            <text:p>1</text:p>
          </table:table-cell>
          <table:table-cell table:style-name="ce36" table:formula="of:=[.S68]-[.P68]" office:value-type="float" office:value="-5.92321428571429" calcext:value-type="float">
            <text:p>-6</text:p>
          </table:table-cell>
          <table:table-cell table:style-name="ce36" table:formula="of:=STDEV([.B68:.O68])" office:value-type="float" office:value="8.56523869332469" calcext:value-type="float">
            <text:p>9</text:p>
          </table:table-cell>
          <table:table-cell table:style-name="ce36" table:formula="of:=STDEV([.B68:.J68])" office:value-type="float" office:value="9.51102795589298" calcext:value-type="float">
            <text:p>10</text:p>
          </table:table-cell>
          <table:table-cell table:style-name="ce42" table:formula="of:=ABS([.Q68]-14.925)/14.925" office:value-type="percentage" office:value="0.538991252559091" calcext:value-type="percentage">
            <text:p>54%</text:p>
          </table:table-cell>
          <table:table-cell table:style-name="ce46"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69:.O69])" office:value-type="float" office:value="57.7696428571429" calcext:value-type="float">
            <text:p>58</text:p>
          </table:table-cell>
          <table:table-cell table:style-name="ce36" table:formula="of:=AVERAGE([.B69:.J69])" office:value-type="float" office:value="79.3083333333333" calcext:value-type="float">
            <text:p>79</text:p>
          </table:table-cell>
          <table:table-cell table:style-name="ce36" table:formula="of:=[.Q69]-[.P69]" office:value-type="float" office:value="21.5386904761904" calcext:value-type="float">
            <text:p>22</text:p>
          </table:table-cell>
          <table:table-cell table:style-name="ce36" table:formula="of:=MEDIAN([.B69:.J69])" office:value-type="float" office:value="29.85" calcext:value-type="float">
            <text:p>30</text:p>
          </table:table-cell>
          <table:table-cell table:style-name="ce36" table:formula="of:=[.S69]-[.P69]" office:value-type="float" office:value="-27.9196428571429" calcext:value-type="float">
            <text:p>-28</text:p>
          </table:table-cell>
          <table:table-cell table:style-name="ce36" table:formula="of:=STDEV([.B69:.O69])" office:value-type="float" office:value="87.1166923964254" calcext:value-type="float">
            <text:p>87</text:p>
          </table:table-cell>
          <table:table-cell table:style-name="ce36" table:formula="of:=STDEV([.B69:.J69])" office:value-type="float" office:value="103.802981953796" calcext:value-type="float">
            <text:p>104</text:p>
          </table:table-cell>
          <table:table-cell table:style-name="ce42" table:formula="of:=ABS([.Q69]-14.925)/14.925" office:value-type="percentage" office:value="4.31379117811278" calcext:value-type="percentage">
            <text:p>431%</text:p>
          </table:table-cell>
          <table:table-cell table:style-name="ce46" table:number-columns-repeated="1000"/>
          <table:table-cell/>
        </table:table-row>
        <table:table-row table:style-name="ro6">
          <table:table-cell table:style-name="ce13"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2:.O72])" office:value-type="float" office:value="19.8571428571429" calcext:value-type="float">
            <text:p>20</text:p>
          </table:table-cell>
          <table:table-cell table:style-name="ce36" table:formula="of:=AVERAGE([.B72:.J72])" office:value-type="float" office:value="18.6666666666667" calcext:value-type="float">
            <text:p>19</text:p>
          </table:table-cell>
          <table:table-cell table:style-name="ce36" table:formula="of:=[.Q72]-[.P72]" office:value-type="float" office:value="-1.1904761904762" calcext:value-type="float">
            <text:p>-1</text:p>
          </table:table-cell>
          <table:table-cell table:style-name="ce36" table:formula="of:=MEDIAN([.B72:.J72])" office:value-type="float" office:value="1" calcext:value-type="float">
            <text:p>1</text:p>
          </table:table-cell>
          <table:table-cell table:style-name="ce36" table:formula="of:=[.S72]-[.P72]" office:value-type="float" office:value="-18.8571428571429" calcext:value-type="float">
            <text:p>-19</text:p>
          </table:table-cell>
          <table:table-cell table:style-name="ce36" table:formula="of:=STDEV([.B72:.O72])" office:value-type="float" office:value="27.6512821871501" calcext:value-type="float">
            <text:p>28</text:p>
          </table:table-cell>
          <table:table-cell table:style-name="ce36" table:formula="of:=STDEV([.B72:.J72])" office:value-type="float" office:value="32.5461211206497" calcext:value-type="float">
            <text:p>33</text:p>
          </table:table-cell>
          <table:table-cell table:style-name="ce42" table:formula="of:=ABS([.Q72]-14.925)/14.925" office:value-type="percentage" office:value="0.250697934115022" calcext:value-type="percentage">
            <text:p>25%</text:p>
          </table:table-cell>
          <table:table-cell table:style-name="ce46"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6" table:formula="of:=AVERAGE([.B73:.O73])" office:value-type="float" office:value="17.9232142857143" calcext:value-type="float">
            <text:p>18</text:p>
          </table:table-cell>
          <table:table-cell table:style-name="ce36" table:formula="of:=AVERAGE([.B73:.J73])" office:value-type="float" office:value="12.8805555555556" calcext:value-type="float">
            <text:p>13</text:p>
          </table:table-cell>
          <table:table-cell table:style-name="ce36" table:formula="of:=[.Q73]-[.P73]" office:value-type="float" office:value="-5.0426587301587" calcext:value-type="float">
            <text:p>-5</text:p>
          </table:table-cell>
          <table:table-cell table:style-name="ce36" table:formula="of:=MEDIAN([.B73:.J73])" office:value-type="float" office:value="14.925" calcext:value-type="float">
            <text:p>15</text:p>
          </table:table-cell>
          <table:table-cell table:style-name="ce36" table:formula="of:=[.S73]-[.P73]" office:value-type="float" office:value="-2.9982142857143" calcext:value-type="float">
            <text:p>-3</text:p>
          </table:table-cell>
          <table:table-cell table:style-name="ce36" table:formula="of:=STDEV([.B73:.O73])" office:value-type="float" office:value="17.7620448414745" calcext:value-type="float">
            <text:p>18</text:p>
          </table:table-cell>
          <table:table-cell table:style-name="ce36" table:formula="of:=STDEV([.B73:.J73])" office:value-type="float" office:value="14.9188522607397" calcext:value-type="float">
            <text:p>15</text:p>
          </table:table-cell>
          <table:table-cell table:style-name="ce42" table:formula="of:=ABS([.Q73]-14.925)/14.925" office:value-type="percentage" office:value="0.136981202307832" calcext:value-type="percentage">
            <text:p>14%</text:p>
          </table:table-cell>
          <table:table-cell table:style-name="ce46"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4:.O74])" office:value-type="float" office:value="24.0660714285714" calcext:value-type="float">
            <text:p>24</text:p>
          </table:table-cell>
          <table:table-cell table:style-name="ce36" table:formula="of:=AVERAGE([.B74:.J74])" office:value-type="float" office:value="19.1027777777778" calcext:value-type="float">
            <text:p>19</text:p>
          </table:table-cell>
          <table:table-cell table:style-name="ce36" table:formula="of:=[.Q74]-[.P74]" office:value-type="float" office:value="-4.9632936507936" calcext:value-type="float">
            <text:p>-5</text:p>
          </table:table-cell>
          <table:table-cell table:style-name="ce36" table:formula="of:=MEDIAN([.B74:.J74])" office:value-type="float" office:value="14.925" calcext:value-type="float">
            <text:p>15</text:p>
          </table:table-cell>
          <table:table-cell table:style-name="ce36" table:formula="of:=[.S74]-[.P74]" office:value-type="float" office:value="-9.1410714285714" calcext:value-type="float">
            <text:p>-9</text:p>
          </table:table-cell>
          <table:table-cell table:style-name="ce36" table:formula="of:=STDEV([.B74:.O74])" office:value-type="float" office:value="30.3546910693814" calcext:value-type="float">
            <text:p>30</text:p>
          </table:table-cell>
          <table:table-cell table:style-name="ce36" table:formula="of:=STDEV([.B74:.J74])" office:value-type="float" office:value="26.046858149198" calcext:value-type="float">
            <text:p>26</text:p>
          </table:table-cell>
          <table:table-cell table:style-name="ce42" table:formula="of:=ABS([.Q74]-14.925)/14.925" office:value-type="percentage" office:value="0.279918109063839" calcext:value-type="percentage">
            <text:p>28%</text:p>
          </table:table-cell>
          <table:table-cell table:style-name="ce46"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5:.O75])" office:value-type="float" office:value="13.2803571428571" calcext:value-type="float">
            <text:p>13</text:p>
          </table:table-cell>
          <table:table-cell table:style-name="ce36" table:formula="of:=AVERAGE([.B75:.J75])" office:value-type="float" office:value="13.4361111111111" calcext:value-type="float">
            <text:p>13</text:p>
          </table:table-cell>
          <table:table-cell table:style-name="ce36" table:formula="of:=[.Q75]-[.P75]" office:value-type="float" office:value="0.155753968253999" calcext:value-type="float">
            <text:p>0</text:p>
          </table:table-cell>
          <table:table-cell table:style-name="ce36" table:formula="of:=MEDIAN([.B75:.J75])" office:value-type="float" office:value="14.925" calcext:value-type="float">
            <text:p>15</text:p>
          </table:table-cell>
          <table:table-cell table:style-name="ce36" table:formula="of:=[.S75]-[.P75]" office:value-type="float" office:value="1.6446428571429" calcext:value-type="float">
            <text:p>2</text:p>
          </table:table-cell>
          <table:table-cell table:style-name="ce36" table:formula="of:=STDEV([.B75:.O75])" office:value-type="float" office:value="14.3971290493153" calcext:value-type="float">
            <text:p>14</text:p>
          </table:table-cell>
          <table:table-cell table:style-name="ce36" table:formula="of:=STDEV([.B75:.J75])" office:value-type="float" office:value="16.4468609804762" calcext:value-type="float">
            <text:p>16</text:p>
          </table:table-cell>
          <table:table-cell table:style-name="ce42" table:formula="of:=ABS([.Q75]-14.925)/14.925" office:value-type="percentage" office:value="0.0997580495067941" calcext:value-type="percentage">
            <text:p>10%</text:p>
          </table:table-cell>
          <table:table-cell table:style-name="ce46"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6" table:formula="of:=AVERAGE([.B76:.O76])" office:value-type="float" office:value="26.2089285714286" calcext:value-type="float">
            <text:p>26</text:p>
          </table:table-cell>
          <table:table-cell table:style-name="ce36" table:formula="of:=AVERAGE([.B76:.J76])" office:value-type="float" office:value="30.2138888888889" calcext:value-type="float">
            <text:p>30</text:p>
          </table:table-cell>
          <table:table-cell table:style-name="ce36" table:formula="of:=[.Q76]-[.P76]" office:value-type="float" office:value="4.0049603174603" calcext:value-type="float">
            <text:p>4</text:p>
          </table:table-cell>
          <table:table-cell table:style-name="ce36" table:formula="of:=MEDIAN([.B76:.J76])" office:value-type="float" office:value="15" calcext:value-type="float">
            <text:p>15</text:p>
          </table:table-cell>
          <table:table-cell table:style-name="ce36" table:formula="of:=[.S76]-[.P76]" office:value-type="float" office:value="-11.2089285714286" calcext:value-type="float">
            <text:p>-11</text:p>
          </table:table-cell>
          <table:table-cell table:style-name="ce36" table:formula="of:=STDEV([.B76:.O76])" office:value-type="float" office:value="34.4294646944786" calcext:value-type="float">
            <text:p>34</text:p>
          </table:table-cell>
          <table:table-cell table:style-name="ce36" table:formula="of:=STDEV([.B76:.J76])" office:value-type="float" office:value="40.5984049700368" calcext:value-type="float">
            <text:p>41</text:p>
          </table:table-cell>
          <table:table-cell table:style-name="ce42" table:formula="of:=ABS([.Q76]-14.925)/14.925" office:value-type="percentage" office:value="1.02438116508468" calcext:value-type="percentage">
            <text:p>102%</text:p>
          </table:table-cell>
          <table:table-cell table:style-name="ce46"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7:.O77])" office:value-type="float" office:value="8.1375" calcext:value-type="float">
            <text:p>8</text:p>
          </table:table-cell>
          <table:table-cell table:style-name="ce36" table:formula="of:=AVERAGE([.B77:.J77])" office:value-type="float" office:value="5.43611111111111" calcext:value-type="float">
            <text:p>5</text:p>
          </table:table-cell>
          <table:table-cell table:style-name="ce36" table:formula="of:=[.Q77]-[.P77]" office:value-type="float" office:value="-2.70138888888889" calcext:value-type="float">
            <text:p>-3</text:p>
          </table:table-cell>
          <table:table-cell table:style-name="ce36" table:formula="of:=MEDIAN([.B77:.J77])" office:value-type="float" office:value="0" calcext:value-type="float">
            <text:p>0</text:p>
          </table:table-cell>
          <table:table-cell table:style-name="ce36" table:formula="of:=[.S77]-[.P77]" office:value-type="float" office:value="-8.1375" calcext:value-type="float">
            <text:p>-8</text:p>
          </table:table-cell>
          <table:table-cell table:style-name="ce36" table:formula="of:=STDEV([.B77:.O77])" office:value-type="float" office:value="9.35081624368038" calcext:value-type="float">
            <text:p>9</text:p>
          </table:table-cell>
          <table:table-cell table:style-name="ce36" table:formula="of:=STDEV([.B77:.J77])" office:value-type="float" office:value="7.26974800877658" calcext:value-type="float">
            <text:p>7</text:p>
          </table:table-cell>
          <table:table-cell table:style-name="ce42" table:formula="of:=ABS([.Q77]-14.925)/14.925" office:value-type="percentage" office:value="0.635771449841802" calcext:value-type="percentage">
            <text:p>64%</text:p>
          </table:table-cell>
          <table:table-cell table:style-name="ce46"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8:.O78])" office:value-type="float" office:value="21.6375" calcext:value-type="float">
            <text:p>22</text:p>
          </table:table-cell>
          <table:table-cell table:style-name="ce36" table:formula="of:=AVERAGE([.B78:.J78])" office:value-type="float" office:value="19.2138888888889" calcext:value-type="float">
            <text:p>19</text:p>
          </table:table-cell>
          <table:table-cell table:style-name="ce36" table:formula="of:=[.Q78]-[.P78]" office:value-type="float" office:value="-2.4236111111111" calcext:value-type="float">
            <text:p>-2</text:p>
          </table:table-cell>
          <table:table-cell table:style-name="ce36" table:formula="of:=MEDIAN([.B78:.J78])" office:value-type="float" office:value="13" calcext:value-type="float">
            <text:p>13</text:p>
          </table:table-cell>
          <table:table-cell table:style-name="ce36" table:formula="of:=[.S78]-[.P78]" office:value-type="float" office:value="-8.6375" calcext:value-type="float">
            <text:p>-9</text:p>
          </table:table-cell>
          <table:table-cell table:style-name="ce36" table:formula="of:=STDEV([.B78:.O78])" office:value-type="float" office:value="26.6201426591276" calcext:value-type="float">
            <text:p>27</text:p>
          </table:table-cell>
          <table:table-cell table:style-name="ce36" table:formula="of:=STDEV([.B78:.J78])" office:value-type="float" office:value="32.0042846523885" calcext:value-type="float">
            <text:p>32</text:p>
          </table:table-cell>
          <table:table-cell table:style-name="ce42" table:formula="of:=ABS([.Q78]-14.925)/14.925" office:value-type="percentage" office:value="0.287362739624047" calcext:value-type="percentage">
            <text:p>29%</text:p>
          </table:table-cell>
          <table:table-cell table:style-name="ce46"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79:.O79])" office:value-type="float" office:value="22.5714285714286" calcext:value-type="float">
            <text:p>23</text:p>
          </table:table-cell>
          <table:table-cell table:style-name="ce36" table:formula="of:=AVERAGE([.B79:.J79])" office:value-type="float" office:value="20.1111111111111" calcext:value-type="float">
            <text:p>20</text:p>
          </table:table-cell>
          <table:table-cell table:style-name="ce36" table:formula="of:=[.Q79]-[.P79]" office:value-type="float" office:value="-2.4603174603175" calcext:value-type="float">
            <text:p>-2</text:p>
          </table:table-cell>
          <table:table-cell table:style-name="ce36" table:formula="of:=MEDIAN([.B79:.J79])" office:value-type="float" office:value="20" calcext:value-type="float">
            <text:p>20</text:p>
          </table:table-cell>
          <table:table-cell table:style-name="ce36" table:formula="of:=[.S79]-[.P79]" office:value-type="float" office:value="-2.5714285714286" calcext:value-type="float">
            <text:p>-3</text:p>
          </table:table-cell>
          <table:table-cell table:style-name="ce36" table:formula="of:=STDEV([.B79:.O79])" office:value-type="float" office:value="17.9602736218419" calcext:value-type="float">
            <text:p>18</text:p>
          </table:table-cell>
          <table:table-cell table:style-name="ce36" table:formula="of:=STDEV([.B79:.J79])" office:value-type="float" office:value="18.065467364868" calcext:value-type="float">
            <text:p>18</text:p>
          </table:table-cell>
          <table:table-cell table:style-name="ce42" table:formula="of:=ABS([.Q79]-14.925)/14.925" office:value-type="percentage" office:value="0.347478131397729" calcext:value-type="percentage">
            <text:p>35%</text:p>
          </table:table-cell>
          <table:table-cell table:style-name="ce46"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80:.O80])" office:value-type="float" office:value="1.14285714285714" calcext:value-type="float">
            <text:p>1</text:p>
          </table:table-cell>
          <table:table-cell table:style-name="ce36" table:formula="of:=AVERAGE([.B80:.J80])" office:value-type="float" office:value="0.111111111111111" calcext:value-type="float">
            <text:p>0</text:p>
          </table:table-cell>
          <table:table-cell table:style-name="ce36" table:formula="of:=[.Q80]-[.P80]" office:value-type="float" office:value="-1.03174603174603" calcext:value-type="float">
            <text:p>-1</text:p>
          </table:table-cell>
          <table:table-cell table:style-name="ce36" table:formula="of:=MEDIAN([.B80:.J80])" office:value-type="float" office:value="0" calcext:value-type="float">
            <text:p>0</text:p>
          </table:table-cell>
          <table:table-cell table:style-name="ce36" table:formula="of:=[.S80]-[.P80]" office:value-type="float" office:value="-1.14285714285714" calcext:value-type="float">
            <text:p>-1</text:p>
          </table:table-cell>
          <table:table-cell table:style-name="ce36" table:formula="of:=STDEV([.B80:.O80])" office:value-type="float" office:value="3.99725180317953" calcext:value-type="float">
            <text:p>4</text:p>
          </table:table-cell>
          <table:table-cell table:style-name="ce36" table:formula="of:=STDEV([.B80:.J80])" office:value-type="float" office:value="0.333333333333333" calcext:value-type="float">
            <text:p>0</text:p>
          </table:table-cell>
          <table:table-cell table:style-name="ce42" table:formula="of:=ABS([.Q80]-14.925)/14.925" office:value-type="percentage" office:value="0.992555369439792" calcext:value-type="percentage">
            <text:p>99%</text:p>
          </table:table-cell>
          <table:table-cell table:style-name="ce46"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81:.O81])" office:value-type="float" office:value="5.28571428571429" calcext:value-type="float">
            <text:p>5</text:p>
          </table:table-cell>
          <table:table-cell table:style-name="ce36" table:formula="of:=AVERAGE([.B81:.J81])" office:value-type="float" office:value="4.88888888888889" calcext:value-type="float">
            <text:p>5</text:p>
          </table:table-cell>
          <table:table-cell table:style-name="ce36" table:formula="of:=[.Q81]-[.P81]" office:value-type="float" office:value="-0.3968253968254" calcext:value-type="float">
            <text:p>0</text:p>
          </table:table-cell>
          <table:table-cell table:style-name="ce36" table:formula="of:=MEDIAN([.B81:.J81])" office:value-type="float" office:value="0" calcext:value-type="float">
            <text:p>0</text:p>
          </table:table-cell>
          <table:table-cell table:style-name="ce36" table:formula="of:=[.S81]-[.P81]" office:value-type="float" office:value="-5.28571428571429" calcext:value-type="float">
            <text:p>-5</text:p>
          </table:table-cell>
          <table:table-cell table:style-name="ce36" table:formula="of:=STDEV([.B81:.O81])" office:value-type="float" office:value="7.22632549915794" calcext:value-type="float">
            <text:p>7</text:p>
          </table:table-cell>
          <table:table-cell table:style-name="ce36" table:formula="of:=STDEV([.B81:.J81])" office:value-type="float" office:value="7.11414865680435" calcext:value-type="float">
            <text:p>7</text:p>
          </table:table-cell>
          <table:table-cell table:style-name="ce42" table:formula="of:=ABS([.Q81]-14.925)/14.925" office:value-type="percentage" office:value="0.672436255350828" calcext:value-type="percentage">
            <text:p>67%</text:p>
          </table:table-cell>
          <table:table-cell table:style-name="ce46"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6" table:formula="of:=AVERAGE([.B82:.O82])" office:value-type="float" office:value="7.71428571428571" calcext:value-type="float">
            <text:p>8</text:p>
          </table:table-cell>
          <table:table-cell table:style-name="ce36" table:formula="of:=AVERAGE([.B82:.J82])" office:value-type="float" office:value="7" calcext:value-type="float">
            <text:p>7</text:p>
          </table:table-cell>
          <table:table-cell table:style-name="ce36" table:formula="of:=[.Q82]-[.P82]" office:value-type="float" office:value="-0.71428571428571" calcext:value-type="float">
            <text:p>-1</text:p>
          </table:table-cell>
          <table:table-cell table:style-name="ce36" table:formula="of:=MEDIAN([.B82:.J82])" office:value-type="float" office:value="5" calcext:value-type="float">
            <text:p>5</text:p>
          </table:table-cell>
          <table:table-cell table:style-name="ce36" table:formula="of:=[.S82]-[.P82]" office:value-type="float" office:value="-2.71428571428571" calcext:value-type="float">
            <text:p>-3</text:p>
          </table:table-cell>
          <table:table-cell table:style-name="ce36" table:formula="of:=STDEV([.B82:.O82])" office:value-type="float" office:value="9.03351513002528" calcext:value-type="float">
            <text:p>9</text:p>
          </table:table-cell>
          <table:table-cell table:style-name="ce36" table:formula="of:=STDEV([.B82:.J82])" office:value-type="float" office:value="6.40312423743285" calcext:value-type="float">
            <text:p>6</text:p>
          </table:table-cell>
          <table:table-cell table:style-name="ce42" table:formula="of:=ABS([.Q82]-14.925)/14.925" office:value-type="percentage" office:value="0.530988274706868" calcext:value-type="percentage">
            <text:p>53%</text:p>
          </table:table-cell>
          <table:table-cell table:style-name="ce46"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3:.O83])" office:value-type="float" office:value="20.5660714285714" calcext:value-type="float">
            <text:p>21</text:p>
          </table:table-cell>
          <table:table-cell table:style-name="ce36" table:formula="of:=AVERAGE([.B83:.J83])" office:value-type="float" office:value="25.325" calcext:value-type="float">
            <text:p>25</text:p>
          </table:table-cell>
          <table:table-cell table:style-name="ce36" table:formula="of:=[.Q83]-[.P83]" office:value-type="float" office:value="4.7589285714286" calcext:value-type="float">
            <text:p>5</text:p>
          </table:table-cell>
          <table:table-cell table:style-name="ce36" table:formula="of:=MEDIAN([.B83:.J83])" office:value-type="float" office:value="14.925" calcext:value-type="float">
            <text:p>15</text:p>
          </table:table-cell>
          <table:table-cell table:style-name="ce36" table:formula="of:=[.S83]-[.P83]" office:value-type="float" office:value="-5.6410714285714" calcext:value-type="float">
            <text:p>-6</text:p>
          </table:table-cell>
          <table:table-cell table:style-name="ce36" table:formula="of:=STDEV([.B83:.O83])" office:value-type="float" office:value="26.9904107030179" calcext:value-type="float">
            <text:p>27</text:p>
          </table:table-cell>
          <table:table-cell table:style-name="ce36" table:formula="of:=STDEV([.B83:.J83])" office:value-type="float" office:value="32.1511177877224" calcext:value-type="float">
            <text:p>32</text:p>
          </table:table-cell>
          <table:table-cell table:style-name="ce42" table:formula="of:=ABS([.Q83]-14.925)/14.925" office:value-type="percentage" office:value="0.696817420435511" calcext:value-type="percentage">
            <text:p>70%</text:p>
          </table:table-cell>
          <table:table-cell table:style-name="ce46"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4:.O84])" office:value-type="float" office:value="14.1375" calcext:value-type="float">
            <text:p>14</text:p>
          </table:table-cell>
          <table:table-cell table:style-name="ce36" table:formula="of:=AVERAGE([.B84:.J84])" office:value-type="float" office:value="15.325" calcext:value-type="float">
            <text:p>15</text:p>
          </table:table-cell>
          <table:table-cell table:style-name="ce36" table:formula="of:=[.Q84]-[.P84]" office:value-type="float" office:value="1.1875" calcext:value-type="float">
            <text:p>1</text:p>
          </table:table-cell>
          <table:table-cell table:style-name="ce36" table:formula="of:=MEDIAN([.B84:.J84])" office:value-type="float" office:value="14.925" calcext:value-type="float">
            <text:p>15</text:p>
          </table:table-cell>
          <table:table-cell table:style-name="ce36" table:formula="of:=[.S84]-[.P84]" office:value-type="float" office:value="0.787500000000001" calcext:value-type="float">
            <text:p>1</text:p>
          </table:table-cell>
          <table:table-cell table:style-name="ce36" table:formula="of:=STDEV([.B84:.O84])" office:value-type="float" office:value="14.6591817840193" calcext:value-type="float">
            <text:p>15</text:p>
          </table:table-cell>
          <table:table-cell table:style-name="ce36" table:formula="of:=STDEV([.B84:.J84])" office:value-type="float" office:value="16.3097171955862" calcext:value-type="float">
            <text:p>16</text:p>
          </table:table-cell>
          <table:table-cell table:style-name="ce42" table:formula="of:=ABS([.Q84]-14.925)/14.925" office:value-type="percentage" office:value="0.0268006700167503" calcext:value-type="percentage">
            <text:p>3%</text:p>
          </table:table-cell>
          <table:table-cell table:style-name="ce46" table:number-columns-repeated="1000"/>
          <table:table-cell/>
        </table:table-row>
        <table:table-row table:style-name="ro3">
          <table:table-cell table:number-columns-repeated="15"/>
          <table:table-cell table:style-name="ce36" table:number-columns-repeated="7"/>
          <table:table-cell table:style-name="ce42"/>
          <table:table-cell table:number-columns-repeated="1001"/>
        </table:table-row>
        <table:table-row table:style-name="ro2">
          <table:table-cell table:style-name="ce15" office:value-type="string" calcext:value-type="string">
            <text:p>Fix the installers (windows first, then packages for linux)</text:p>
          </table:table-cell>
          <table:table-cell table:number-columns-repeated="3" table:style-name="ce24" office:value-type="float" office:value="0" calcext:value-type="float">
            <text:p>0</text:p>
          </table:table-cell>
          <table:table-cell table:style-name="ce26" office:value-type="float" office:value="291" calcext:value-type="float">
            <text:p>291</text:p>
          </table:table-cell>
          <table:table-cell table:number-columns-repeated="10" table:style-name="ce24" office:value-type="float" office:value="0" calcext:value-type="float">
            <text:p>0</text:p>
          </table:table-cell>
          <table:table-cell table:style-name="ce36" table:formula="of:=AVERAGE([.B86:.O86])" office:value-type="float" office:value="20.7857142857143" calcext:value-type="float">
            <text:p>21</text:p>
          </table:table-cell>
          <table:table-cell table:style-name="ce36" table:formula="of:=AVERAGE([.B86:.J86])" office:value-type="float" office:value="32.3333333333333" calcext:value-type="float">
            <text:p>32</text:p>
          </table:table-cell>
          <table:table-cell table:style-name="ce36" table:formula="of:=[.Q86]-[.P86]" office:value-type="float" office:value="11.5476190476191" calcext:value-type="float">
            <text:p>12</text:p>
          </table:table-cell>
          <table:table-cell table:style-name="ce36" table:formula="of:=MEDIAN([.B86:.J86])" office:value-type="float" office:value="0" calcext:value-type="float">
            <text:p>0</text:p>
          </table:table-cell>
          <table:table-cell table:style-name="ce36" table:formula="of:=[.S86]-[.P86]" office:value-type="float" office:value="-20.7857142857143" calcext:value-type="float">
            <text:p>-21</text:p>
          </table:table-cell>
          <table:table-cell table:style-name="ce36" table:formula="of:=STDEV([.B86:.O86])" office:value-type="float" office:value="77.7730213965155" calcext:value-type="float">
            <text:p>78</text:p>
          </table:table-cell>
          <table:table-cell table:style-name="ce36" table:formula="of:=STDEV([.B86:.J86])" office:value-type="float" office:value="97" calcext:value-type="float">
            <text:p>97</text:p>
          </table:table-cell>
          <table:table-cell table:style-name="ce42" table:formula="of:=ABS([.Q86]-14.925)/14.925" office:value-type="percentage" office:value="1.16638749302066" calcext:value-type="percentage">
            <text:p>117%</text:p>
          </table:table-cell>
          <table:table-cell table:number-columns-repeated="1001"/>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4:33:20.2880462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52" meta:object-count="0"/>
  </office:meta>
</office:document-meta>
</file>